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80000018D0000017229D2CC83.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mily-generic="swiss"/>
    <style:font-face style:name="Lucida Sans1" svg:font-family="'Lucida Sans'" style:font-family-generic="swiss"/>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list-style-name="">
      <style:paragraph-properties fo:margin-top="0in" fo:margin-bottom="0.139in" fo:line-height="115%"/>
      <style:text-properties fo:color="#a15000" fo:font-size="16pt" fo:language="en" fo:country="none" fo:font-weight="bold" style:font-size-asian="16pt" style:font-weight-asian="bold" style:font-size-complex="16pt" style:font-weight-complex="bold"/>
    </style:style>
    <style:style style:name="P2" style:family="paragraph" style:parent-style-name="Standard" style:list-style-name="">
      <style:paragraph-properties fo:margin-top="0in" fo:margin-bottom="0.139in" fo:line-height="115%"/>
      <style:text-properties fo:color="#a15000" fo:font-size="11pt" fo:language="en" fo:country="none" fo:font-weight="bold" style:font-size-asian="11pt" style:font-weight-asian="bold" style:font-size-complex="11pt" style:font-weight-complex="bold"/>
    </style:style>
    <style:style style:name="P3" style:family="paragraph" style:parent-style-name="Standard" style:list-style-name="">
      <style:paragraph-properties fo:margin-top="0in" fo:margin-bottom="0.139in" fo:line-height="115%"/>
      <style:text-properties fo:color="#a15000" fo:font-size="11pt" fo:language="en" fo:country="none" fo:font-style="italic" fo:font-weight="bold" style:font-size-asian="11pt" style:font-style-asian="italic" style:font-weight-asian="bold" style:font-size-complex="11pt" style:font-style-complex="italic" style:font-weight-complex="bold"/>
    </style:style>
    <style:style style:name="P4" style:family="paragraph" style:parent-style-name="Standard" style:list-style-name="">
      <style:paragraph-properties fo:margin-top="0in" fo:margin-bottom="0.139in" fo:line-height="115%"/>
      <style:text-properties fo:color="#a15000" fo:font-size="11pt" fo:language="en" fo:country="none"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5" style:family="paragraph" style:parent-style-name="Standard" style:list-style-name="">
      <style:paragraph-properties fo:margin-top="0in" fo:margin-bottom="0.139in" fo:line-height="100%"/>
    </style:style>
    <style:style style:name="P6" style:family="paragraph" style:parent-style-name="Standard" style:list-style-name="">
      <style:paragraph-properties fo:margin-top="0in" fo:margin-bottom="0.139in" fo:line-height="115%"/>
    </style:style>
    <style:style style:name="P7" style:family="paragraph" style:parent-style-name="Standard" style:list-style-name="" style:master-page-name="Standard">
      <style:paragraph-properties fo:margin-top="0in" fo:margin-bottom="0.139in" fo:line-height="115%" style:page-number="auto"/>
      <style:text-properties fo:color="#a15000" fo:font-size="16pt" fo:language="en" fo:country="none" fo:font-weight="bold" style:font-size-asian="16pt" style:font-weight-asian="bold" style:font-size-complex="16pt" style:font-weight-complex="bold"/>
    </style:style>
    <style:style style:name="T1" style:family="text">
      <style:text-properties fo:color="#a15000" fo:font-size="11pt" fo:language="en" fo:country="none" fo:font-weight="bold" style:font-size-asian="11pt" style:font-weight-asian="bold" style:font-size-complex="11pt" style:font-weight-complex="bold"/>
    </style:style>
    <style:style style:name="T2" style:family="text">
      <style:text-properties fo:color="#a15000" fo:font-size="11pt" fo:language="en" fo:country="none" fo:font-style="italic" fo:font-weight="bold" style:font-size-asian="11pt" style:font-style-asian="italic" style:font-weight-asian="bold" style:font-size-complex="11pt" style:font-style-complex="italic" style:font-weight-complex="bold"/>
    </style:style>
    <style:style style:name="T3" style:family="text">
      <style:text-properties fo:color="#a15000" fo:font-size="11pt" fo:language="en" fo:country="none" style:text-underline-style="solid" style:text-underline-width="auto" style:text-underline-color="font-color" fo:font-weight="bold" style:font-size-asian="11pt" style:font-weight-asian="bold" style:font-size-complex="11pt" style:font-weight-complex="bold"/>
    </style:style>
    <style:style style:name="T4" style:family="text">
      <style:text-properties style:font-name="Calibri" fo:font-size="11pt" fo:language="en" fo:country="none" style:font-name-asian="Calibri" style:font-size-asian="11pt" style:font-name-complex="Calibri" style:font-size-complex="11pt"/>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Act 1</text:p>
      <text:p text:style-name="P2">_</text:p>
      <text:p text:style-name="P1">Act 2</text:p>
      <text:p text:style-name="P2">_</text:p>
      <text:p text:style-name="P1">Act 3</text:p>
      <text:p text:style-name="P2">_</text:p>
      <text:p text:style-name="P2">1. DS1: =002999</text:p>
      <text:p text:style-name="P2">hEYYY,</text:p>
      <text:p text:style-name="P2">fIRST, oK, i THINK YOU'RE AWFUL,</text:p>
      <text:p text:style-name="P2">lET'S PUT THAT FACT ON THE TABLE WHERE WE CAN BOTH SEE IT,</text:p>
      <text:p text:style-name="P2">nOW YOU HAVE BEEN PRIMED FOR THE DIGESTIVE RUINATION THAT'S ABOUT TO TAKE PLACE, aND THE COMPREHENSIVE SOILING OF THE LAUNDRY ENVELOPING YOUR PERSON,</text:p>
      <text:p text:style-name="P2">yEAHHH,</text:p>
      <text:p text:style-name="P2">nOW YOU'RE GETTING IT, wHAT YOU ARE IN FOR,</text:p>
      <text:p text:style-name="P2">aRE YOU READY TO BE TROLLLLLED,</text:p>
      <text:p text:style-name="P2">wITHIN AN INCH OF YOUR MISERABLE HUMAN CORTEX,</text:p>
      <text:p text:style-name="P2">oK, yEAH, bUT,</text:p>
      <text:p text:style-name="P2">tHE THING IS, tHAT i DON'T CARE,</text:p>
      <text:p text:style-name="P2">aBOUT YOUR ANATOMICAL DETAILS, aND THINGS LIKE THAT,</text:p>
      <text:p text:style-name="P2">i KNOW WHAT YOU'VE DONE,</text:p>
      <text:p text:style-name="P2">oR WILL DO, aCTUALLY,</text:p>
      <text:p text:style-name="P2">iT'S THE MOST AWFUL THING, tHE WORST YOU CAN EVER DO,</text:p>
      <text:p text:style-name="P2">wHAT, wAIT,</text:p>
      <text:p text:style-name="P2">oH,</text:p>
      <text:p text:style-name="P2">oK, yOU'RE THE ONE WHO LIKES TO SUBMIT INNUENDO,</text:p>
      <text:p text:style-name="P2">yES, hUMAN iNNUENDO,</text:p>
      <text:p text:style-name="P2"><text:soft-page-break/>sORRY FOR THE LACK OF CLARITY,</text:p>
      <text:p text:style-name="P2">uH,</text:p>
      <text:p text:style-name="P2">sHOULD i BE PERTURBED BY THESE ALLUSIONS,</text:p>
      <text:p text:style-name="P2">uHHH,</text:p>
      <text:p text:style-name="P2">oK, THIS IS SORT OF STARTING TO UPSET ME,</text:p>
      <text:p text:style-name="P2">i GUESS i'LL LEAVE YOU ALONE,</text:p>
      <text:p text:style-name="P2">aND FIND ANOTHER POINT IN TIME TO BOTHER YOU,</text:p>
      <text:p text:style-name="P2">wHEN, i GUESS,</text:p>
      <text:p text:style-name="P2">yOU ARE MORE EMOTIONALLY SUSCEPTIBLE, aND DON'T HAVE ALL THESE BEES IN YOUR BONNET,</text:p>
      <text:p text:style-name="P2">aBOUT YOUR HUMAN SEXUALITY,</text:p>
      <text:p text:style-name="P2">i,</text:p>
      <text:p text:style-name="P2">wHAT,</text:p>
      <text:p text:style-name="P2">uHHH, wHO,</text:p>
      <text:p text:style-name="P2">wHO'S CHARLIE,</text:p>
      <text:p text:style-name="P2">oH MY GOD,</text:p>
      <text:p text:style-name="P2">_</text:p>
      <text:p text:style-name="P1">Intermission</text:p>
      <text:p text:style-name="P2">_</text:p>
      <text:p text:style-name="P1">Act 4</text:p>
      <text:p text:style-name="P2">_</text:p>
      <text:p text:style-name="P2">2. RL1: =003490</text:p>
      <text:p text:style-name="P2">hIIII, sO,</text:p>
      <text:p text:style-name="P2">yOU GET BOSSED AROUND BY THE KNIGHT, oK, gIVEN THAT, i HAVE A QUESTION,</text:p>
      <text:p text:style-name="P2">oH, tHE ONE WHO'S SUPPOSED TO BE "cool", i THINK,</text:p>
      <text:p text:style-name="P2">tHE SUN GLASSES GUY,</text:p>
      <text:p text:style-name="P2"><text:soft-page-break/>iIII DIDN'T SAY ANYTHING ABOUT A COMPUTER, bUT,</text:p>
      <text:p text:style-name="P2">yES, hAAAAAH,</text:p>
      <text:p text:style-name="P2">i THOUGHT THE SAME THING ABOUT HOW ASININE THAT IS,</text:p>
      <text:p text:style-name="P2">sO, yOU KNOW THAT GUY, uMMM,</text:p>
      <text:p text:style-name="P2">oK, wOW, i DIDN'T UNDERSTAND THOSE THINGS,</text:p>
      <text:p text:style-name="P2">bUT, uHH, i MEAN DAVE,</text:p>
      <text:p text:style-name="P2">yEAH, oK, gIVEN THAT, i HAVE A QUESTION,</text:p>
      <text:p text:style-name="P2">aBOUT HIM,</text:p>
      <text:p text:style-name="P2">i WANT TO KNOW ABOUT HIS EMOTIONAL VULNERABILITIES,</text:p>
      <text:p text:style-name="P2">aND, uM, wHAT ARE THE TENDER SPOTS THAT ALL THOSE, uHHH,</text:p>
      <text:p text:style-name="P2">dEVICES HE EMPLOYS TO CONCEAL THEM, uHH, lIKE ALL THE THINGS HE SAYS HE THINKS ARE FUNNY,</text:p>
      <text:p text:style-name="P2">wHOAAAAAAAA, nO, nO, wHOA,</text:p>
      <text:p text:style-name="P2">oK, nO, tHAT JUST MADE ME FEEL UPSET TO THINK ABOUT,</text:p>
      <text:p text:style-name="P2">i JUST WANT TO REALLY TRY TO BOTHER HIM, iT'S HARD,</text:p>
      <text:p text:style-name="P2">nO, i'M NOT REALLY INTERESTED IN HIS EARTH GOAT, bUT IF THAT WAS A FIGURE OF SPEECH THEN i GUESS THAT'S OK,</text:p>
      <text:p text:style-name="P2">uHH,</text:p>
      <text:p text:style-name="P2">wHAT, pOETRY, aS IN LIKE THOSE HUMAN WORD BUNCHES,</text:p>
      <text:p text:style-name="P2">oH, aND, wILL THIS BREAKFAST INJURE HIS SHRILL BARN BEAST,</text:p>
      <text:p text:style-name="P2">i MEAN THIS FIGURATIVELY, jUST TO BE CLEAR,</text:p>
      <text:p text:style-name="P2">yOU MEAN, lIKE, tHE SURFACE OF AN OVERCOOKED PROTEIN OBJECT,</text:p>
      <text:p text:style-name="P2">aAAAAHAHAHAH, yES,</text:p>
      <text:p text:style-name="P2">tHIS IS THE IDEA THAT i LIKE,</text:p>
      <text:p text:style-name="P2">pLEEEEASE,</text:p>
      <text:p text:style-name="P2">i THINK i AM PERFECTLY CAPABLE OF MANUFACTURING THESE ALLEGED "dope" HUMAN RHYMES,</text:p>
      <text:p text:style-name="P2">aND STARTING SOME SICK FIRES,</text:p>
      <text:p text:style-name="P2"><text:soft-page-break/>i DON'T NEED YOUR CHARITY, tHAT YOU SAID YOU LEND,</text:p>
      <text:p text:style-name="P2">tO, uHHH,</text:p>
      <text:p text:style-name="P2">eARTH MONKEYS WHO TOSS AROUND POOP, oR SOMETHING LIKE THAT,</text:p>
      <text:p text:style-name="P2">yOU'RE PRETTY SNOOTY,</text:p>
      <text:p text:style-name="P2">tHANKS FOR YOUR HELP, bUT I DON'T NEED YOUR HELP,</text:p>
      <text:p text:style-name="P2">oOPS, sORRY, i DIDN'T MEAN TO BLOCK YOU,</text:p>
      <text:p text:style-name="P2">_</text:p>
      <text:p text:style-name="P2">3. DS2: =003495</text:p>
      <text:p text:style-name="P2">oKAYYYY, mY BROMO SAPIEN,</text:p>
      <text:p text:style-name="P2">r U READY,</text:p>
      <text:p text:style-name="P2">tO GET STRAIGHT IN, FLAT DOWN, BROAD SIDE, SCHOOL FED UP THE BONE BULGE,</text:p>
      <text:p text:style-name="P2">bY A DOPE SMACKED, TRINKED OUT, SMOTHER FUDGING,</text:p>
      <text:p text:style-name="P2">tROLLLLLLLLLLLLLLLLL,</text:p>
      <text:p text:style-name="P2">oK, lET ME,</text:p>
      <text:p text:style-name="P2">oRGANIZE MY NOTES HERE,</text:p>
      <text:p text:style-name="P2">oKAYYY,</text:p>
      <text:p text:style-name="P2">(tURN ON SOME STRICT BEATS MAYBE, iT WILL HELP TO LISTEN TO THEM WHILE i DESTROY YOU,)</text:p>
      <text:p text:style-name="P2">wHEN THE POLICE MAN BUSTS ME, aND POPS THE TRUNK,</text:p>
      <text:p text:style-name="P2">hE'S ALL SUPRISED TO FIND I'M TOTING SICK BILLY,</text:p>
      <text:p text:style-name="P2">wHOSE,</text:p>
      <text:p text:style-name="P2">gOAT IS THAT, hE ASKS, wHILE HE STOPS TO THUNK</text:p>
      <text:p text:style-name="P2">aBOUT IT, aND i'S JUST SAY IT'S DAVE'S, yOU SILLY</text:p>
      <text:p text:style-name="P2">gOOSE,</text:p>
      <text:p text:style-name="P2">bUT THE MAN SAYS, gOOSE! wHERE, lET ME SEE YOUR HANDS,</text:p>
      <text:p text:style-name="P2">aND i SAY SHIT SORRY, i DIDN'T KNOW IT WAS HONKTRABAND,</text:p>
      <text:p text:style-name="P2"><text:soft-page-break/>wOW, oK,</text:p>
      <text:p text:style-name="P2">i AM GETTING OFF THE POINT, wHICH WAS,</text:p>
      <text:p text:style-name="P2">aBOUT THIS HOT MESS DAVE, tHAT YOU GOT LANDED IN,</text:p>
      <text:p text:style-name="P2">lIKE THE COP i MENTIONED, bUT INSTEAD OF YOUR BADGE,</text:p>
      <text:p text:style-name="P2">aND YOUR GUN, IT'S YOUR ASS THAT YOU HANDED IN,</text:p>
      <text:p text:style-name="P2">(aND THEN GOT HANDED BACK TO YOU,)</text:p>
      <text:p text:style-name="P2">cAUSE THAT'S HOW HUMANS GET SERVED,</text:p>
      <text:p text:style-name="P2">aND GUYS LIKE YOU DESERVE TO UNDERSTAND THAT iT'S,</text:p>
      <text:p text:style-name="P2">a CIRCLE AND HORNS IN YOUR BUTT THAT GOT BRANDED IN,</text:p>
      <text:p text:style-name="P2">(uMM, bEFORE i GAVE YOUR ASS BACK TO YOU, i DID THAT, iS WHAT i MEAN,)</text:p>
      <text:p text:style-name="P2">bUT i MEAN, gETTING BACK TO THE POINT, oR MAYBE TWO ACTUALLY,</text:p>
      <text:p text:style-name="P2">tHE FIRST IS YOU SUCK, aND THE SECOND IS HOW i SMACKEDYOUFULLY,</text:p>
      <text:p text:style-name="P2">(oH YEAH, tHAT RHYME WAS SO ILLLLLLLLL,)</text:p>
      <text:p text:style-name="P2">bUT NO, jUST JOKING, lET'S SEE, hOW CAN i PUT THIS TACTFULLULLY,</text:p>
      <text:p text:style-name="P2">i MEAN THE POINTS ON THE HORNS ON MY HEAD,</text:p>
      <text:p text:style-name="P2">cOMING AT YOU THROUGH TRAFFIC,</text:p>
      <text:p text:style-name="P2">aIMED AT THE TARGET ON YOUR SHIRT THAT IS RED,</text:p>
      <text:p text:style-name="P2">wE'RE ABOUT TO GET MAD HORNOGRAPHIC,</text:p>
      <text:p text:style-name="P2">(i MEAN SORT OF LIKE A GRAPHIC CRIME SCENE, nOT LIKE,)</text:p>
      <text:p text:style-name="P2">(aNYTHING SEXUAL,)</text:p>
      <text:p text:style-name="P2">(eRR, wHOAAAAA,)</text:p>
      <text:p text:style-name="P2">(nEVERMIND,)</text:p>
      <text:p text:style-name="P2">oK, gETTING BACK TO THE ACTUAL, tACTICAL, vERNACULAR SMACKCICLE,</text:p>
      <text:p text:style-name="P2">i'M FORCING YOU TO BE LICKING, (aND lIKING,)</text:p>
      <text:p text:style-name="P2">gRAB MY HORNS AND START KICKING, lIKE YOU'RE RIDING A VIKING,</text:p>
      <text:p text:style-name="P2">cAUSE i'M YOUR BULLY, aND YOU'RE NOT IN CHARGE,</text:p>
      <text:p text:style-name="P2"><text:soft-page-break/>yOU THINK YOU'RE IN CHARGE BUT YOU'RE NOT IN CHARGE,</text:p>
      <text:p text:style-name="P2">i'M IN CHARGE, cAUSE i'M CHARGING IN,</text:p>
      <text:p text:style-name="P2">yOUR CHINASHOP,</text:p>
      <text:p text:style-name="P2">bREAKING, uH, yOUR PLATES AND STUFF, WHICH i DON'T REALLY KNOW,</text:p>
      <text:p text:style-name="P2">wHAT THE PLATES ARE SUPPOSED TO REPRESENT, bUT,</text:p>
      <text:p text:style-name="P2">(fUCK,)</text:p>
      <text:p text:style-name="P2">iT'S JUST THAT YOU THINK YOU ARE THE COCK OF THE WALK'S HOT SHIT</text:p>
      <text:p text:style-name="P2">bUT WHEN IN FACT YOU ARE NOT, mORE LIKE YOU ARE,</text:p>
      <text:p text:style-name="P2">sOMETHING THAT RHYMES WITH THE COCK OF THE WALK'S HOT SHIT,</text:p>
      <text:p text:style-name="P2">bUT IS SO MUCH WORSE THAN THE COCK'S SHIT,</text:p>
      <text:p text:style-name="P2">sO, gIVEN THAT, lET ME BE THE FIRST,</text:p>
      <text:p text:style-name="P2">tO SAY YOU ACT LIKE YOU'RE GOLD FROM PROSPIT,</text:p>
      <text:p text:style-name="P2">wHEN YOU'RE REALLY COLD SHIT FLUSHED FROM DERSE,</text:p>
      <text:p text:style-name="P2">_</text:p>
      <text:p text:style-name="P2">4. JH1: =003836</text:p>
      <text:p text:style-name="P2">jADE, hI, iS YOUR ROBOT NEARBY,</text:p>
      <text:p text:style-name="P2">wHERE YOU CAN TYPE, bECAUSE YOU ARE ASLEEP,</text:p>
      <text:p text:style-name="P2">oK, uHH, iN THAT CASE, aRE YOU HAVING A PLEASANT NAP,</text:p>
      <text:p text:style-name="P2">uHHHHH,</text:p>
      <text:p text:style-name="P2">oHH, sORRY,</text:p>
      <text:p text:style-name="P2">i WAS LOOKING TO SEE IF i COULD SEE HIM BE AWAKE IN THE FUTURE,</text:p>
      <text:p text:style-name="P2">bUT i CANT SEE IN HIS DREAMS, oR ANYTHING,</text:p>
      <text:p text:style-name="P2">bUT YOU WILL WAKE UP SOON, iT LOOKS LIKE,</text:p>
      <text:p text:style-name="P2">sO MAYBE THIS MEANS YOU HAVE SUCCESS,</text:p>
      <text:p text:style-name="P2">oH, gOODNESS, tHERE IS SO MUCH GOING ON, aND THERE IS A LOT OF TROUBLE THAT YOU ARE IN,</text:p>
      <text:p text:style-name="P2">bUT, wHAT IT COMES DOWN TO IS, iS THAT YOU DON'T HAVE MUCH TIME <text:soft-page-break/>ANYWAY,</text:p>
      <text:p text:style-name="P2">tHIS IS YOUR LAST DAY,</text:p>
      <text:p text:style-name="P2">bEFORE YOU MAKE THE RIFT,</text:p>
      <text:p text:style-name="P2">aND THEN i CAN'T SEE WHAT HAPPENS AFTER THAT, aNYMORE,</text:p>
      <text:p text:style-name="P2">wHICH IS OK, wITH ME, bECAUSE, tO BE HONEST,</text:p>
      <text:p text:style-name="P2">sEEING YOUR WHOLE BIG CONFUSING FUTURE AND PAST IS, kIND OF OVERWHELMING,</text:p>
      <text:p text:style-name="P2">iTS SO COMPLICATED, aND, i DON'T EVEN KNOW WHAT i SHOULD BE ACCOMPLISHING,</text:p>
      <text:p text:style-name="P2">i THINK,</text:p>
      <text:p text:style-name="P2">uSING THESE GADGETS AND THINGS, aND MY TIME LINE ADVANTAGES, tO PLAY PRANKS ON YOU,</text:p>
      <text:p text:style-name="P2">sORRY, }:(</text:p>
      <text:p text:style-name="P2">i THINK,</text:p>
      <text:p text:style-name="P2">tHE IDIOTIC THING ABOUT TROLLIAN IS,</text:p>
      <text:p text:style-name="P2">iF YOU USE IT TO TROLL PEOPLE, i THINK YOU ARE JUST AS LIKELY TO GET TROLLED YOURSELF,</text:p>
      <text:p text:style-name="P2">mAYBE EVEN MORE BADLY,</text:p>
      <text:p text:style-name="P2">wHICH i THINK IS WHAT IS GOING ON HERE, jUST BETWEEN YOU AND ME,</text:p>
      <text:p text:style-name="P2">nO,</text:p>
      <text:p text:style-name="P2">bUT YOU SORT OF ARE,</text:p>
      <text:p text:style-name="P2">mY FRIEND IS GOING CRAZY, hE WANTS TO TALK TO YOU,</text:p>
      <text:p text:style-name="P2">hE LEFT YOU A MESSAGE, a LONG TIME AGO ON YOUR TIME LINE,</text:p>
      <text:p text:style-name="P2">tO TALK TO HIM, wHEN YOUR ROBOT BLOWS UP,</text:p>
      <text:p text:style-name="P2">uHHHH,</text:p>
      <text:p text:style-name="P2">i DON'T KNOW, i CAN'T SEE IT BLOW UP IN YOUR FUTURE,</text:p>
      <text:p text:style-name="P2">nOT ON SCREEN,</text:p>
      <text:p text:style-name="P2">i MEAN,</text:p>
      <text:p text:style-name="P2"><text:soft-page-break/>tHERE ARE LOTS OF EXPLOSIONS, aLL THE TIME, aNYWAY,</text:p>
      <text:p text:style-name="P2">tOO MANY EXPLOSIONS,</text:p>
      <text:p text:style-name="P2">oK, i WILL ASK,</text:p>
      <text:p text:style-name="P2">oK,</text:p>
      <text:p text:style-name="P2">yOU SAID, yES, iT DID BLOW UP, aND YOU TALKED TO HIM,</text:p>
      <text:p text:style-name="P2">aND, uHHH,</text:p>
      <text:p text:style-name="P2">tHEN YOU SAID HE WAS ACTUALLY A PRETTY NICE GUY, wHICH i THOUGHT WAS WEIRD,</text:p>
      <text:p text:style-name="P2">nOT, rEALLY,</text:p>
      <text:p text:style-name="P2">uHHHH,</text:p>
      <text:p text:style-name="P2">oKAY, tHANK YOU,</text:p>
      <text:p text:style-name="P2">oH, i GUESS,</text:p>
      <text:p text:style-name="P2">tHAT IT MAKES SENSE,</text:p>
      <text:p text:style-name="P2">bECAUSE YOU HAVE A ROBOT, tO LET YOU SAY THINGS THAT HAPPEN, oN PROSPIT,</text:p>
      <text:p text:style-name="P2">aND i'M CURIOUS,</text:p>
      <text:p text:style-name="P2">bECAUSE THE ONLY TIME i EVER HAD FUN PLAYING THIS GAME WAS WHEN i WAS ASLEEP,</text:p>
      <text:p text:style-name="P2">bUT NOW ALL OUR DREAM SELVES ARE DEAD,</text:p>
      <text:p text:style-name="P2">}:'(</text:p>
      <text:p text:style-name="P2">yEAH,</text:p>
      <text:p text:style-name="P2">uHH, yEAH,</text:p>
      <text:p text:style-name="P2">sO ENJOY YOUR NAP,</text:p>
      <text:p text:style-name="P2">wHILE IT LASTS,</text:p>
      <text:p text:style-name="P2">bYE,</text:p>
      <text:p text:style-name="P2">_</text:p>
      <text:p text:style-name="P2">Act 5</text:p>
      <text:p text:style-name="P2">_</text:p>
      <text:p text:style-name="P2"><text:soft-page-break/>5. VS1: =004022</text:p>
      <text:p text:style-name="P2">hEY,</text:p>
      <text:p text:style-name="P2">wHOA, rEALLY,</text:p>
      <text:p text:style-name="P2">oK, yOU'RE PROBABLY RIGHT ABOUT THAT,</text:p>
      <text:p text:style-name="P2">bUT i SHOULDN'T BE TALKING TO YOU,</text:p>
      <text:p text:style-name="P2">i PROMISED I WOULDN'T TALK TO YOU ANYMORE,</text:p>
      <text:p text:style-name="P2">rUFIO,</text:p>
      <text:p text:style-name="P2">hE'S, uHH,</text:p>
      <text:p text:style-name="P2">oKAY,</text:p>
      <text:p text:style-name="P2">sOMEONE SAID i SHOULD GIVE MY SELF ESTEEM A NAME,</text:p>
      <text:p text:style-name="P2">aND TO BE CAREFUL ABOUT WHAT i SAY, tO MAKE SURE i DON'T HURT HIS FEELINGS,</text:p>
      <text:p text:style-name="P2">gA,</text:p>
      <text:p text:style-name="P2">bUT i DON'T KNOW IF SHE WAS JOKING ABOUT IT,</text:p>
      <text:p text:style-name="P2">iT MIGHT BE A JOKE, uHH, i DON'T KNOW, bUT i DID IT ANYWAY,</text:p>
      <text:p text:style-name="P2">uH,</text:p>
      <text:p text:style-name="P2">uUHHH,</text:p>
      <text:p text:style-name="P2">oKAY,</text:p>
      <text:p text:style-name="P2">uHH,</text:p>
      <text:p text:style-name="P2">bYE,</text:p>
      <text:p text:style-name="P2">_</text:p>
      <text:p text:style-name="P2">6. GM1: =004023</text:p>
      <text:p text:style-name="P2">hI, tHAT'S OK.</text:p>
      <text:p text:style-name="P2">i WASN'T EXPECTING YOU TO NOT BE ZONED OUT FOR ANY REASON.</text:p>
      <text:p text:style-name="P2">sO i GUESS, i DON'T UNDERSTAND YOUR APOLOGY.</text:p>
      <text:p text:style-name="P2">uH, yEAH, tHE RED TEAM YOU MEAN,</text:p>
      <text:p text:style-name="P2">oK, tHAT'S GREAT, i JUST HEARD ABOUT THIS,</text:p>
      <text:p text:style-name="P2"><text:soft-page-break/>fROM SOMEONE i DON'T WANT TO TALK ABOUT,</text:p>
      <text:p text:style-name="P2">bUT IT STILL BASICALLY QUALIFIES AS GOOD NEWS,</text:p>
      <text:p text:style-name="P2">}:o), hEH,</text:p>
      <text:p text:style-name="P2">eRR, i DON'T KNOW, iT'S JUST,</text:p>
      <text:p text:style-name="P2">kIND OF THE OBVIOUS THING TO DO,</text:p>
      <text:p text:style-name="P2">sTICK THE CIRCLE IN FRONT OF THE DOTS, aND, bEHIND THE BENDY ONE,</text:p>
      <text:p text:style-name="P2">pLUS, oH YEAH, mY HORNS,</text:p>
      <text:p text:style-name="P2">mAYBE WE CAN SLAM ABOUT IT,</text:p>
      <text:p text:style-name="P2">yEAHHH, yOU CAN TALK ABOUT THE CLOWN THINGS, wHICH,</text:p>
      <text:p text:style-name="P2">i DON'T REALLY UNDERSTAND EVER, bUT THAT'S OKAY,</text:p>
      <text:p text:style-name="P2">bECAUSE IT'S KIND OF FUNNY,</text:p>
      <text:p text:style-name="P2">wHEREAS, i'LL ADDRESS SOME TOPICS PERTAINING TO MY INTERESTS,</text:p>
      <text:p text:style-name="P2">aND i GUESS, pERSONAL MOTIFS,</text:p>
      <text:p text:style-name="P2">oH YEAH, i ALMOST FORGOT, aBOUT,</text:p>
      <text:p text:style-name="P2">tHE RED TEAM GAME,</text:p>
      <text:p text:style-name="P2">yEAH, i UNDERSTAND,</text:p>
      <text:p text:style-name="P2">oKAY, i'LL DO THAT, aND,</text:p>
      <text:p text:style-name="P2">iN THE MEANTIME, sHALL i,</text:p>
      <text:p text:style-name="P2">cUE UP THE,</text:p>
      <text:p text:style-name="P2">sTRICT BEATS????? }:D</text:p>
      <text:p text:style-name="P2">wELL, i,</text:p>
      <text:p text:style-name="P2">tURNED UP THOSE BITCHES TO PRETTY STERN,</text:p>
      <text:p text:style-name="P2">sET BEATS TO LECTURE, aND, i'M KIND OF GOING HOG WILD ON THE CURMUDGEON KNOB,</text:p>
      <text:p text:style-name="P2">wHICH, i HAD RECENTLY INSTALLED,</text:p>
      <text:p text:style-name="P2">oKAY,</text:p>
      <text:p text:style-name="P2">iMAGINE AN ARRAY OF BEATS THAT SET LIMITS,</text:p>
      <text:p text:style-name="P2"><text:soft-page-break/>tHEY GOT A RULEBOOK, iT DOESN'T PAY TO SKIM IT,</text:p>
      <text:p text:style-name="P2">bECAUSE, tHERE'S NOT A LOT OF LATITUDE,</text:p>
      <text:p text:style-name="P2">tHEY WON'T STAND FOR AN ATTITUDE,</text:p>
      <text:p text:style-name="P2">aND, cROSSING THEM'S A HABIT YOU'D,</text:p>
      <text:p text:style-name="P2">(nOT REALLY WANT TO GET INTO BECAUSE, uHH),</text:p>
      <text:p text:style-name="P2">tHEY'D GET PRETTY MAD AT YOU,</text:p>
      <text:p text:style-name="P2">aND, iF YOU GOT A PROBLEM WITH IT,</text:p>
      <text:p text:style-name="P2">tHEN I SUGGEST YOU GO AND RAP IT DUDE,</text:p>
      <text:p text:style-name="P2">yEAH</text:p>
      <text:p text:style-name="P2">yEAHHHHH,</text:p>
      <text:p text:style-name="P2">_</text:p>
      <text:p text:style-name="P2">7. NL1: =004064</text:p>
      <text:p text:style-name="P2">oKAY, *i,</text:p>
      <text:p text:style-name="P2">fOR THE TIME BEING, aND,</text:p>
      <text:p text:style-name="P2">fOR THE SAKE OF THIS FANTASY SCENARIO, i PRETEND,</text:p>
      <text:p text:style-name="P2">tHAT MY CAT ALLERGIES AREN'T THAT BAD,*</text:p>
      <text:p text:style-name="P2">*oH NO,*</text:p>
      <text:p text:style-name="P2">iS,</text:p>
      <text:p text:style-name="P2">wHAT i SAY,</text:p>
      <text:p text:style-name="P2">aBOUT THE BAD NEWS, nOT THE NAP,</text:p>
      <text:p text:style-name="P2">oH,</text:p>
      <text:p text:style-name="P2">tHAT'S OKAY,</text:p>
      <text:p text:style-name="P2">tHEN i GUESS HE SAID NO, tHEN,</text:p>
      <text:p text:style-name="P2">iT'S PROBABLY FOR THE BEST,</text:p>
      <text:p text:style-name="P2">tHAT YOU LISTEN TO HIM,</text:p>
      <text:p text:style-name="P2">wELL,</text:p>
      <text:p text:style-name="P2">iF YOU DIDN'T LISTEN TO HIM BEFORE,</text:p>
      <text:p text:style-name="P2"><text:soft-page-break/>yOU MIGHT HAVE PLAYED GAMES WITH US BEFORE,</text:p>
      <text:p text:style-name="P2">aND SOMETHING BAD MIGHT HAVE HAPPENED TO YOU,</text:p>
      <text:p text:style-name="P2">i'LL FIND ANOTHER PLAYER, iT'S NOT A BIG DEAL,</text:p>
      <text:p text:style-name="P2">gOOD LUCK, bEING,</text:p>
      <text:p text:style-name="P2">oN THE BLUE TEAM,</text:p>
      <text:p text:style-name="P2">_</text:p>
      <text:p text:style-name="P2">8. AM1: =004068</text:p>
      <text:p text:style-name="P2">aRADIA,</text:p>
      <text:p text:style-name="P2">mY GRUB IS LAYING NOW, sO</text:p>
      <text:p text:style-name="P2">i'LL BE READY SOON,</text:p>
      <text:p text:style-name="P2">oH, uHH</text:p>
      <text:p text:style-name="P2">sHOULD WE WAIT,</text:p>
      <text:p text:style-name="P2">oKAY,</text:p>
      <text:p text:style-name="P2">yEAH, i THINK YOU'RE RIGHT, bUT,</text:p>
      <text:p text:style-name="P2">iT'S THE CLASS i THINK IS MOST FUN, aND, bATTLE SKILL IS NOT ALL THERE IS,</text:p>
      <text:p text:style-name="P2">tO BEING A GREAT ADVENTURER,</text:p>
      <text:p text:style-name="P2">yEAH, i GUESS,</text:p>
      <text:p text:style-name="P2">yEAH, i WON'T,</text:p>
      <text:p text:style-name="P2">tHANKS, aRADIA,</text:p>
      <text:p text:style-name="P2">_</text:p>
      <text:p text:style-name="P2">9. VS2: =004072</text:p>
      <text:p text:style-name="P2">uHH,</text:p>
      <text:p text:style-name="P2">i JUST THINK,</text:p>
      <text:p text:style-name="P2">tHESE MONSTERS ARE TOO STRONG,</text:p>
      <text:p text:style-name="P2">sORRY, bUT, tHEY DON'T SEEM APPROPRIATE FOR THIS CAMPAIGN,</text:p>
      <text:p text:style-name="P2">uHH,</text:p>
      <text:p text:style-name="P2"><text:soft-page-break/>wEAKY, iS THAT A REAL,</text:p>
      <text:p text:style-name="P2">tHING TO SAY,</text:p>
      <text:p text:style-name="P2">i CAN'T ABSCOND,</text:p>
      <text:p text:style-name="P2">tHERE'S NO,</text:p>
      <text:p text:style-name="P2">uHH, aBSCONDING PLACE,</text:p>
      <text:p text:style-name="P2">uHH, tHAT SOUNDS FLATTERING, tHEORETICALLY,</text:p>
      <text:p text:style-name="P2">bUT, i DON'T THINK,</text:p>
      <text:p text:style-name="P2">oKAY,</text:p>
      <text:p text:style-name="P2">hOLD ON, fOR ONE MOMENT,</text:p>
      <text:p text:style-name="P2">_</text:p>
      <text:p text:style-name="P2">10. AM2: AND TP1: AND VS3: =004073</text:p>
      <text:p text:style-name="P2">AM - aRADIA,</text:p>
      <text:p text:style-name="P2">hEY,</text:p>
      <text:p text:style-name="P2">aRE YOU THERE,</text:p>
      <text:p text:style-name="P2">uHHH,</text:p>
      <text:p text:style-name="P2">hMM,</text:p>
      <text:p text:style-name="P2">TP - hEY,</text:p>
      <text:p text:style-name="P2">tEREZI,</text:p>
      <text:p text:style-name="P2">i HAVE A PROBLEM,</text:p>
      <text:p text:style-name="P2">uHHHHHHH,</text:p>
      <text:p text:style-name="P2">VS - oKAY,</text:p>
      <text:p text:style-name="P2">wHERE IS EVERYBODY,</text:p>
      <text:p text:style-name="P2">i DON'T KNOW,</text:p>
      <text:p text:style-name="P2">pROBABLY NOTHING,</text:p>
      <text:p text:style-name="P2">hMM,</text:p>
      <text:p text:style-name="P2">nO, i CAN'T,</text:p>
      <text:p text:style-name="P2">bECAUSE, i WAS THINKING ABOUT THE NUMBERS, aND,</text:p>
      <text:p text:style-name="P2"><text:soft-page-break/>iT'S IMPOSSIBLE FOR THERE TO BE A FAVORABLE OUTCOME,</text:p>
      <text:p text:style-name="P2">nO MATTER WHAT THE DICE DO,</text:p>
      <text:p text:style-name="P2">yEAH, mAYBE,</text:p>
      <text:p text:style-name="P2">uHH,</text:p>
      <text:p text:style-name="P2">i THOUGHT,</text:p>
      <text:p text:style-name="P2">yOU COULDN'T USE POWERS,</text:p>
      <text:p text:style-name="P2">i MEAN, rEAL LIFE POWERS, nOT GAME ONES,</text:p>
      <text:p text:style-name="P2">iT'S AGAINST THE RULES,</text:p>
      <text:p text:style-name="P2">_</text:p>
      <text:p text:style-name="P2">11. KV1: =004077</text:p>
      <text:p text:style-name="P2">aG JUST JUMPED ME OFF A CLIFF,</text:p>
      <text:p text:style-name="P2">wITH MY BRAIN,</text:p>
      <text:p text:style-name="P2">aND, uHH</text:p>
      <text:p text:style-name="P2">mY LEGS, aLSO,</text:p>
      <text:p text:style-name="P2">aND NOW, tHEY FEEL,</text:p>
      <text:p text:style-name="P2">iNVISIBLE,</text:p>
      <text:p text:style-name="P2">wOW, i'M SURE THERE WAS A BETTER WAY TO SAY THAT,</text:p>
      <text:p text:style-name="P2">aNYWAY,</text:p>
      <text:p text:style-name="P2">tHAT'S REALLY ALL THERE IS,</text:p>
      <text:p text:style-name="P2">tO REPORT ON THE SUBJECT,</text:p>
      <text:p text:style-name="P2">oF ME GETTING HURT,</text:p>
      <text:p text:style-name="P2">_</text:p>
      <text:p text:style-name="P2">12. VS4: =004249</text:p>
      <text:p text:style-name="P2">oKAY,</text:p>
      <text:p text:style-name="P2">_</text:p>
      <text:p text:style-name="P2">13. VS5: =004250</text:p>
      <text:p text:style-name="P2">i THINK THIS, iS,</text:p>
      <text:p text:style-name="P2"><text:soft-page-break/>pROBABLY MEANT TO ANTAGONIZE ME,</text:p>
      <text:p text:style-name="P2">uMMM, mAYBE,</text:p>
      <text:p text:style-name="P2">nO,</text:p>
      <text:p text:style-name="P2">pLEASE DON'T READ THIS AS,</text:p>
      <text:p text:style-name="P2">a BORING THING, i HOPE,</text:p>
      <text:p text:style-name="P2">bUT,</text:p>
      <text:p text:style-name="P2">iT'S PHYSICALLY IMPOSSIBLE TO DO THAT, mOSTLY,</text:p>
      <text:p text:style-name="P2">wHY DON'T YOU, iN LIKE,</text:p>
      <text:p text:style-name="P2">a NOT BORING WAY, bUILD,</text:p>
      <text:p text:style-name="P2">mORE INCLINED SURFACES, lIKE YOU DID OVER THERE,</text:p>
      <text:p text:style-name="P2">mAYBE YOU COULD COLOR THEM, wITH FUN COLORS,</text:p>
      <text:p text:style-name="P2">sO YOU WON'T THINK THEY'RE BORING AND GET ANGRY AT ME SOME MORE,</text:p>
      <text:p text:style-name="P2">uHH,</text:p>
      <text:p text:style-name="P2">cLIMBING,</text:p>
      <text:p text:style-name="P2">iT WILL TAKE A LONG TIME,</text:p>
      <text:p text:style-name="P2">bUT, tHERE ARE IMPS AROUND</text:p>
      <text:p text:style-name="P2">aND i'LL BE SORT OF DEFENSELESS,</text:p>
      <text:p text:style-name="P2">lYING DOWN ON STAIRS,</text:p>
      <text:p text:style-name="P2">i WOULDN'T REALLY,</text:p>
      <text:p text:style-name="P2">WANT TO MAKE THEM DO THAT,</text:p>
      <text:p text:style-name="P2">i JUST DON'T UNDERSTAND, wHY,</text:p>
      <text:p text:style-name="P2">wE CAN'T DO THIS THE EASY WAY,</text:p>
      <text:p text:style-name="P2">nOT VERY WELL, nO,</text:p>
      <text:p text:style-name="P2">}:(</text:p>
      <text:p text:style-name="P2">mAYBE i SHOULD ASK TINKERBULL ABOUT THIS,</text:p>
      <text:p text:style-name="P2">hE'S REALLY SMART, nOW THAT HE CAN TALK,</text:p>
      <text:p text:style-name="P2">hE'S MY FRIEND,</text:p>
      <text:p text:style-name="P2"><text:soft-page-break/>uHH,</text:p>
      <text:p text:style-name="P2">oKAY,</text:p>
      <text:p text:style-name="P2">tHANKS, i GUESS,</text:p>
      <text:p text:style-name="P2">bUT,</text:p>
      <text:p text:style-name="P2">sORRY FOR WHAT,</text:p>
      <text:p text:style-name="P2">yOU WANT ME TO APOLOGIZE,</text:p>
      <text:p text:style-name="P2">fOR BEING PARALYZED,</text:p>
      <text:p text:style-name="P2">i DON'T MEAN TO BE RUDE, oR bORING,</text:p>
      <text:p text:style-name="P2">bUT THAT'S RIDICULOUS, gIVEN,</text:p>
      <text:p text:style-name="P2">uH, tHE CIRCUMSTANCES,</text:p>
      <text:p text:style-name="P2">nO, i DON'T WANT TO,</text:p>
      <text:p text:style-name="P2">_</text:p>
      <text:p text:style-name="P2">14. VS6: =004269</text:p>
      <text:p text:style-name="P2">yESSSS, aNOTHER PIECE FITS,</text:p>
      <text:p text:style-name="P2">wE ARE MAKING SOME STRICT PROGRESS ON THIS PUZZLE,</text:p>
      <text:p text:style-name="P2">sO WHERE DO YOU THINK, iS THE NEXT ONE,</text:p>
      <text:p text:style-name="P2">oKAY, THAT'S MOSTLY WHAT i WAS THINKING TOO, bUT,</text:p>
      <text:p text:style-name="P2">iT SUDDENLY DOESN'T SOUND LIKE YOU THINK THE PUZZLE IS COOL,</text:p>
      <text:p text:style-name="P2">bUT IT, uHH,</text:p>
      <text:p text:style-name="P2">iT LOOKS LIKE A FROG,</text:p>
      <text:p text:style-name="P2">aND THAT'S KIND OF FUN,</text:p>
      <text:p text:style-name="P2">uHH, bUT,</text:p>
      <text:p text:style-name="P2">tHEY ARE NECESSARY TO SOLVE, aREN'T THEY,</text:p>
      <text:p text:style-name="P2">tO FIND NEW MAGIC ARTIFACTS AND THINGS, aND LEARN MORE ABOUT THE LORE OF THIS LAND,</text:p>
      <text:p text:style-name="P2">}:o</text:p>
      <text:p text:style-name="P2">nO,</text:p>
      <text:p text:style-name="P2"><text:soft-page-break/>i THOUGHT, i KIND OF WAS CHEATING,</text:p>
      <text:p text:style-name="P2">bY MAKING FRIENDS WITH MONSTERS,</text:p>
      <text:p text:style-name="P2">uMM,</text:p>
      <text:p text:style-name="P2">yEAH, i AGREE,</text:p>
      <text:p text:style-name="P2">oHH,</text:p>
      <text:p text:style-name="P2">iS THAT WHAT YOU WERE DOING, aLL THIS TIME,</text:p>
      <text:p text:style-name="P2">i MEAN, nOT THAT i DON'T,</text:p>
      <text:p text:style-name="P2">aPPRECIATE IT, BUT,</text:p>
      <text:p text:style-name="P2">dON'T YOU HAVE YOUR OWN QUEST TO DO,</text:p>
      <text:p text:style-name="P2">nANNIED,</text:p>
      <text:p text:style-name="P2">wHOAAA,</text:p>
      <text:p text:style-name="P2">_</text:p>
      <text:p text:style-name="P2">15. VS7: =004270</text:p>
      <text:p text:style-name="P2">wHERE DOES IT GO,</text:p>
      <text:p text:style-name="P2">wON'T THAT BE,</text:p>
      <text:p text:style-name="P2">tOO DIFFICULT,</text:p>
      <text:p text:style-name="P2">uM, tHANKS,</text:p>
      <text:p text:style-name="P2">i MEAN, i RESPECT THAT YOU HAVE LOTS OF,</text:p>
      <text:p text:style-name="P2">pIRATEY BRAVADO ABOUT STUFF, aND YOU TYPE FAST ABOUT IT,</text:p>
      <text:p text:style-name="P2">bUT i THINK THIS IS FOOLISH AND NOT SENSIBLE,</text:p>
      <text:p text:style-name="P2">i WILL PROBABLY JUST GET KILLED, rEALISTICALLY,</text:p>
      <text:p text:style-name="P2">i SHOULD GET kANAYA'S ADVICE,</text:p>
      <text:p text:style-name="P2">oR MAYBE kARKAT SINCE HE IS THE LEADER,</text:p>
      <text:p text:style-name="P2">iT'S JUST HARD TO FIGURE OUT,</text:p>
      <text:p text:style-name="P2">iF YOU REALLY THINK THIS IS A GOOD IDEA STRATEGICALLY,</text:p>
      <text:p text:style-name="P2">oR IF IT'S JUST MORE OF THE THING, wHERE YOU HARASS ME BUT SOUND EXCITED ABOUT IT,</text:p>
      <text:p text:style-name="P2"><text:soft-page-break/>oKAY,</text:p>
      <text:p text:style-name="P2">i STILL DON'T KNOW WHAT TO BELIEVE, aBOUT THAT,</text:p>
      <text:p text:style-name="P2">uHHHHHH,</text:p>
      <text:p text:style-name="P2">oKAY,</text:p>
      <text:p text:style-name="P2">i WILL GO,</text:p>
      <text:p text:style-name="P2">_</text:p>
      <text:p text:style-name="P2">16. KV2: AND VS8: =004447</text:p>
      <text:p text:style-name="P2">hEYY,</text:p>
      <text:p text:style-name="P2">i THOUGHT,</text:p>
      <text:p text:style-name="P2">uHH,</text:p>
      <text:p text:style-name="P2">sINCE IT LOOKS LIKE, yOU'RE SAYING YOU'RE OUT OF IMPORTANT MEMO STUFF TO SAY,</text:p>
      <text:p text:style-name="P2">mAYBE YOU COULD HELP ME, hERE,</text:p>
      <text:p text:style-name="P2">sINCE i DON'T KNOW WHERE YOU ARE NOW, bUT MAYBE HELP ME,</text:p>
      <text:p text:style-name="P2">aBOUT A THING THAT HAS TO DO WITH A GIRL,</text:p>
      <text:p text:style-name="P2">lIKE,</text:p>
      <text:p text:style-name="P2">a ROMANCE THING, yOU MIGHT KNOW ABOUT,</text:p>
      <text:p text:style-name="P2">sORRY,</text:p>
      <text:p text:style-name="P2">oKAY,</text:p>
      <text:p text:style-name="P2">i'M SORT OF, lYING ON vRISKA'S FLOOR RIGHT NOW,</text:p>
      <text:p text:style-name="P2">lIKE, iN HER BLOCK,</text:p>
      <text:p text:style-name="P2">lYING DOWN,</text:p>
      <text:p text:style-name="P2">uHH, yOU KNOW, bECAUSE i CAN'T WALK,</text:p>
      <text:p text:style-name="P2">uH, yEAH, aNYWAY,</text:p>
      <text:p text:style-name="P2">sHE TRIED TO KISS ME,</text:p>
      <text:p text:style-name="P2">wELL, sHE DIDN'T TRY, sHE ACTUALLY DID,</text:p>
      <text:p text:style-name="P2">aND THEN, kIND OF DROPPED ME,</text:p>
      <text:p text:style-name="P2"><text:soft-page-break/>aND ALSO WE ARE WEARING COSTUMES,</text:p>
      <text:p text:style-name="P2">wOW, i'M NOT EXPLAINING THIS WELL,</text:p>
      <text:p text:style-name="P2">aND NOW, tO MAKE IT,</text:p>
      <text:p text:style-name="P2">uHHHHH,</text:p>
      <text:p text:style-name="P2">a LOT WEIRDER,</text:p>
      <text:p text:style-name="P2">tHERE IS AN ANGRY VOICE IN MY HEAD,</text:p>
      <text:p text:style-name="P2">i DONT THINK IT'S rUFIO THIS TIME,</text:p>
      <text:p text:style-name="P2">rUFIO'S NOT THAT ANGRY,</text:p>
      <text:p text:style-name="P2">hE'S ALSO IMAGINARY,</text:p>
      <text:p text:style-name="P2">lIKE, a FAKE MADE UP FRIEND,</text:p>
      <text:p text:style-name="P2">yOU KNOW, lIKE,</text:p>
      <text:p text:style-name="P2">tHE WAY FAIRIES ARE, }:(</text:p>
      <text:p text:style-name="P2">aNYWAY, i THINK VRISKA IS UPSET ABOUT IT, aND SHE'S NOT TALKING OR ANYTHING,</text:p>
      <text:p text:style-name="P2">wHAT DO i DO,</text:p>
      <text:p text:style-name="P2">i KNOW, i READ THAT,</text:p>
      <text:p text:style-name="P2">bUT,</text:p>
      <text:p text:style-name="P2">tHAT'S FUTURE HER, wHICH,</text:p>
      <text:p text:style-name="P2">dOESN'T SEEM SO BAD,</text:p>
      <text:p text:style-name="P2">mAYBE FUTURE HER CAN READ THIS, aND,</text:p>
      <text:p text:style-name="P2">i GUESS,</text:p>
      <text:p text:style-name="P2">kNOW i'M SORRY ABOUT IT,</text:p>
      <text:p text:style-name="P2">i DIDN'T MEAN TO HURT HER FEELINGS,</text:p>
      <text:p text:style-name="P2">oH,</text:p>
      <text:p text:style-name="P2">yEAH,</text:p>
      <text:p text:style-name="P2">i DIDN'T, rEALLY THINK OF THAT,</text:p>
      <text:p text:style-name="P2">VS - uH, wOW,</text:p>
      <text:p text:style-name="P2"><text:soft-page-break/>hI,</text:p>
      <text:p text:style-name="P2">uM,</text:p>
      <text:p text:style-name="P2">yEAH,</text:p>
      <text:p text:style-name="P2">oKAY,</text:p>
      <text:p text:style-name="P2">yEAH, i'LL TRY,</text:p>
      <text:p text:style-name="P2">uH,</text:p>
      <text:p text:style-name="P2">wHAT,</text:p>
      <text:p text:style-name="P2">_</text:p>
      <text:p text:style-name="P1">Act 5 Act 2</text:p>
      <text:p text:style-name="P2">_</text:p>
      <text:p text:style-name="P2">17. TP1: =004654</text:p>
      <text:p text:style-name="P2">iS,</text:p>
      <text:p text:style-name="P2">tHAT WHAT HAPPENED,</text:p>
      <text:p text:style-name="P2">}:(</text:p>
      <text:p text:style-name="P2">mOSTLY,</text:p>
      <text:p text:style-name="P2">gETTING USED TO THESE LEGS,</text:p>
      <text:p text:style-name="P2">fALLING DOWN STAIRS, aND THINGS LIKE THAT,</text:p>
      <text:p text:style-name="P2">_</text:p>
      <text:p text:style-name="P2">18. =004692</text:p>
      <text:p text:style-name="P2">SEE LOG FOR "Past Karkat: Wake Up" IN GAMES FOLDER</text:p>
      <text:p text:style-name="P2">_</text:p>
      <text:p text:style-name="P2">19. JH2: =004949</text:p>
      <text:p text:style-name="P2">hEEEY, jADE,</text:p>
      <text:p text:style-name="P2">yEAH, bUT NOW i'M TALKING TO YOU BEING AWAKE,</text:p>
      <text:p text:style-name="P2">bECAUSE,</text:p>
      <text:p text:style-name="P2">yOUR ROBOT CAN'T TYPE,</text:p>
      <text:p text:style-name="P2"><text:soft-page-break/>bECAUSE IT HAD AN EXPLOSION,</text:p>
      <text:p text:style-name="P2">aW, nO, i'M DEFINITELY PRETTY SORRY TO HEAR THAT,</text:p>
      <text:p text:style-name="P2">yES, i DID TOO,</text:p>
      <text:p text:style-name="P2">i SPENT SO LONG SLEEPING AND DREAMING AND PLAYING ON PROSPIT,</text:p>
      <text:p text:style-name="P2">tHAT BEING AWAKE WAS MADE TO FEEL WEIRD, aND i DIDN'T LIKE IT FOR A WHILE,</text:p>
      <text:p text:style-name="P2">oH, yES, i KNOW, bUT,</text:p>
      <text:p text:style-name="P2">i SAW YOU, yOU WERE AWAKE A LOT TOO,</text:p>
      <text:p text:style-name="P2">aFTER A CERTAIN MOMENT, i SPENT JUST ABOUT EVERY WAKING HOUR BEING ASLEEP,</text:p>
      <text:p text:style-name="P2">iT WAS JUST A BETTER WAY TO BE, mORE PEACEFUL AND FUN AND,</text:p>
      <text:p text:style-name="P2">i GUESS,</text:p>
      <text:p text:style-name="P2">tHERE WAS SOMETHING THAT HAPPENED THAT WAS INCREDIBLY TERRIBLE,</text:p>
      <text:p text:style-name="P2">aND SAD,</text:p>
      <text:p text:style-name="P2">aND MADE ME FEEL TERRIBLE AND SAD AND SLEEPY, sO i SLEPT, a LOT,</text:p>
      <text:p text:style-name="P2">i'D PREFER,</text:p>
      <text:p text:style-name="P2">tHAT THE THING i WANT TO TALK TO YOU ABOUT NOT TURN INTO THAT TOPIC,</text:p>
      <text:p text:style-name="P2">i WANTED TO ASK YOU PERMISSION,</text:p>
      <text:p text:style-name="P2">i WOULD HAVE ASKED PERMISSION THE FIRST TIME,</text:p>
      <text:p text:style-name="P2">bUT AT THE TIME YOU WERE NOT ABLE TO GIVE IT, oR TALK OR ANYTHING,</text:p>
      <text:p text:style-name="P2">tO COMMUNE WITH YOUR LUSUS,</text:p>
      <text:p text:style-name="P2">yEAH,</text:p>
      <text:p text:style-name="P2">iT MEANS TO TALK TO HIM, aND, sUGGEST HE DO SOMETHING WHICH IS GOOD,</text:p>
      <text:p text:style-name="P2">fOR HIM, aND ALSO FOR PEOPLE HE LIKES,</text:p>
      <text:p text:style-name="P2">yES,</text:p>
      <text:p text:style-name="P2">oH, vERY RECENTLY, pERSONALLY SPEAKING,</text:p>
      <text:p text:style-name="P2"><text:soft-page-break/>_</text:p>
      <text:p text:style-name="P2">20. JH3: =004950</text:p>
      <text:p text:style-name="P2">bUT FOR YOU IT WAS VERY LONG AGO,</text:p>
      <text:p text:style-name="P2">_</text:p>
      <text:p text:style-name="P2">21. JH4: =004951</text:p>
      <text:p text:style-name="P2">aND, iT WAS A REALLY GOOD EXAMPLE i THINK,</text:p>
      <text:p text:style-name="P2">oF EXACTLY WHY WIGGLERS SHOULD NOT BE ALLOWED TO DUAL WIELD FLINTLOCK PISTOLS,</text:p>
      <text:p text:style-name="P2">_</text:p>
      <text:p text:style-name="P2">22. JH5: =004952</text:p>
      <text:p text:style-name="P2">sO, i DID THE LIBERTY OF COMMUNING WITH YOUR LUSUS,</text:p>
      <text:p text:style-name="P2">wHICH i HOPE WASN'T OUT OF LINE,</text:p>
      <text:p text:style-name="P2">bUT LIKE i SAID, yOU WERE UNAVAILABLE,</text:p>
      <text:p text:style-name="P2">uHHH,</text:p>
      <text:p text:style-name="P2">bY WHICH i MEAN, uNAVAILABLY SMALL,</text:p>
      <text:p text:style-name="P2">_</text:p>
      <text:p text:style-name="P2">23. JH6: =004953</text:p>
      <text:p text:style-name="P2">sO THEN i COMMUNED HIM TO USE HIS AMAZING POWERS, tO,</text:p>
      <text:p text:style-name="P2">iNTERVENE,</text:p>
      <text:p text:style-name="P2">aND REROUTE THE PROJECTILE AWAY FROM THE PATH THAT WOULD HAVE HARMED YOU,</text:p>
      <text:p text:style-name="P2">aND ALSO,</text:p>
      <text:p text:style-name="P2">aS A WONDERFUL BONUS AND COINCIDENCE,</text:p>
      <text:p text:style-name="P2">iT HAPPENED THERE WAS A FELON ON YOUR PROPERTY,</text:p>
      <text:p text:style-name="P2">_</text:p>
      <text:p text:style-name="P2">24. JH7: =004954</text:p>
      <text:p text:style-name="P2">iT WAS i THINK SURELY AN AGING ROGUE WHO WAS VERY MUCH KEEN ON INTRUDING BETWEEN YOUR REALLY NICE LOOKING FAMILY,</text:p>
      <text:p text:style-name="P2"><text:soft-page-break/>aND AS FORTUNE WOULD HAVE IT,</text:p>
      <text:p text:style-name="P2">tHE SMALL MISSILE WAS REDIRECTED INTO THE SENIOR INTERLOPER'S CHEST,</text:p>
      <text:p text:style-name="P2">aND HE DIED,</text:p>
      <text:p text:style-name="P2">}:)</text:p>
      <text:p text:style-name="P2">_</text:p>
      <text:p text:style-name="P2">25. JH8: =004955</text:p>
      <text:p text:style-name="P2">oH,</text:p>
      <text:p text:style-name="P2">uHH,</text:p>
      <text:p text:style-name="P2">wHAT'S</text:p>
      <text:p text:style-name="P2">a GRANDPA,</text:p>
      <text:p text:style-name="P2">wHOA,</text:p>
      <text:p text:style-name="P2">tHAT IS A REALLY WEIRD CULTURAL THING, i GUESS,</text:p>
      <text:p text:style-name="P2">sORRY THEN,</text:p>
      <text:p text:style-name="P2">aBOUT,</text:p>
      <text:p text:style-name="P2">mY CULTURAL IGNORANCE,</text:p>
      <text:p text:style-name="P2">wELL,</text:p>
      <text:p text:style-name="P2">nOW i FEEL VERY STUPID,</text:p>
      <text:p text:style-name="P2">bUT,</text:p>
      <text:p text:style-name="P2">i DON'T THINK i WILL GIVE INTO BAD SELF ESTEEM THIS TIME ABOUT THIS,</text:p>
      <text:p text:style-name="P2">iT'S IMPORTANT TO STAY CONFIDENT ABOUT STUFF, DON'T YOU AGREE,</text:p>
      <text:p text:style-name="P2">aND i THINK THIS IS A GOOD OPPORTUNITY FOR US TO BOND, aND BECOME CLOSER IN AN EMOTIONAL WAY,</text:p>
      <text:p text:style-name="P2">pROBABLY,</text:p>
      <text:p text:style-name="P2">oH YES, sEE THE FUNNY THING IS, i ALSO KILLED MY LUSUS BY ACCIDENT,</text:p>
      <text:p text:style-name="P2">i MEAN, mY LUSUS THAT WAS A LITTLE FAIRY BULL, nOT AN OLD MAN WITH A HUGE GUN,</text:p>
      <text:p text:style-name="P2"><text:soft-page-break/>i MURDERED HIM INAPPROPRIATELY WITH A FOUR WHEEL DEVICE,</text:p>
      <text:p text:style-name="P2">lIKE, tHE KIND BASICALLY FOR CRIPPLES TO SIT IN, aND ROLL AROUND,</text:p>
      <text:p text:style-name="P2">i GUESS, tHAT'S A WAY TO CALL IT,</text:p>
      <text:p text:style-name="P2">wELL,</text:p>
      <text:p text:style-name="P2">i WAS SITTING IN IT, bEING CRIPPLED LIKE USUAL,</text:p>
      <text:p text:style-name="P2">aND HE GOT UNDER THE WHEEL IN HIS NAP,</text:p>
      <text:p text:style-name="P2">oH, iT'S OKAY, oN BOTH THINGS,</text:p>
      <text:p text:style-name="P2">hE CAME BACK TO LIFE FOR A WHILE, aND COULD TALK, AND THAT WAS FUN,</text:p>
      <text:p text:style-name="P2">aND ALSO,</text:p>
      <text:p text:style-name="P2">i'M NOT PARALYZED ANYMORE, }:)</text:p>
      <text:p text:style-name="P2">nO, i HAVE ROBOT LEGS, aND i FEEL GREAT, aND i CAN WALK,</text:p>
      <text:p text:style-name="P2">oH YES, iT IS TRULY NICE,</text:p>
      <text:p text:style-name="P2">i AM A NEW AND DIFFERENT GUY, mOSTLY,</text:p>
      <text:p text:style-name="P2">bEING NOT PHYSICALLY HANDICAPPED IS MOST CERTAINLY THE KEY TO HAVING HIGH SELF ESTEEM,</text:p>
      <text:p text:style-name="P2">oH ABSOLUTELY, tAKE IT FROM ME AS WHAT FACT IS TRUE,</text:p>
      <text:p text:style-name="P2">aND NOW, i FEEL EMBOLDENED TO DO BOLD THINGS THAT HEROES SHOULD DO,</text:p>
      <text:p text:style-name="P2">lIKE, sAVE THE LIFE OF A PRETTY GIRL, AND KILL THE FIENDISH OLD MAN, wHO,</text:p>
      <text:p text:style-name="P2">wHOOPS, wASN'T FIENDISH, aND YOU LOVED HIM, sORRY,</text:p>
      <text:p text:style-name="P2">wOW, yEAH,</text:p>
      <text:p text:style-name="P2">i,</text:p>
      <text:p text:style-name="P2">tOTALLY BLEW THAT THEN,</text:p>
      <text:p text:style-name="P2">i GUESS i COULD STILL TELL YOU ABOUT IT IN YOUR PAST,</text:p>
      <text:p text:style-name="P2">oH,</text:p>
      <text:p text:style-name="P2">tHEN i GUESS I WON'T,</text:p>
      <text:p text:style-name="P2"><text:soft-page-break/>bUT YEAH, iRREGARDLESS,</text:p>
      <text:p text:style-name="P2">tHIS IS LIKELY TO BE EXACTLY THE KIND OF THING NOT TO STAND IN THE WAY ABOUT GOOD FEELINGS ABOUT MYSELF,</text:p>
      <text:p text:style-name="P2">i MEAN, i SAW THAT YOUR LUSUS SAVED YOU ANYWAY, iN ADVANCE,</text:p>
      <text:p text:style-name="P2">aND,</text:p>
      <text:p text:style-name="P2">i JUST WANTED,</text:p>
      <text:p text:style-name="P2">tO MAKE IT POSSIBLE SO THAT i WAS THE ONE INVOLVED WITH BEING THE HERO THERE,</text:p>
      <text:p text:style-name="P2">tO SAVE YOU,</text:p>
      <text:p text:style-name="P2">lIKE, tO PUT MYSELF IN YOUR STORY, iN A BRAVE CAPACITY, bECAUSE,</text:p>
      <text:p text:style-name="P2">tHAT'S WHAT FEELING GOOD AND POSITIVE ABOUT YOURSELF IS ALL ABOUT,</text:p>
      <text:p text:style-name="P2">_</text:p>
      <text:p text:style-name="P2">26. JH9: =004956</text:p>
      <text:p text:style-name="P2">aBSOLUTELY, i AM CONFUSED LIKE A FOX,</text:p>
      <text:p text:style-name="P2">tHE KIND THAT HAS HIGH SELF ESTEEM,</text:p>
      <text:p text:style-name="P2">i UNDERSTAND THAT, aND JOKES HAPPEN, yES,</text:p>
      <text:p text:style-name="P2">bUT FEELING GREAT ABOUT YOURSELF IS NOT A JOKING ISSUE,</text:p>
      <text:p text:style-name="P2">iT IS HEAVY DUTY BUSINESS, aND NEEDS TO BE GIVEN ALL THE SERIOUSNESS THAT SAD THINGS GET,</text:p>
      <text:p text:style-name="P2">i'VE LEARNED THAT, fROM MY FRIENDS, AND ALSO, FROM RUFIO,</text:p>
      <text:p text:style-name="P2">yES, hE'S A FAKE,</text:p>
      <text:p text:style-name="P2">a FAKE GUY i MADE UP IMAGINARILY,</text:p>
      <text:p text:style-name="P2">hE NEVER STOPS BEING A THING THAT'S NOT REAL,</text:p>
      <text:p text:style-name="P2">i'M PRETENDING THAT BEING FULLY HONEST ABOUT RUFIO'S FAKENESS, AND,</text:p>
      <text:p text:style-name="P2">bEING UP FRONT ABOUT HIS GENERAL FRAUDULENCE, tHAT IT WILL ONLY GIVE ME EXTRA CONFIDENCE,</text:p>
      <text:p text:style-name="P2">i'M PRETENDING THAT AS HARD AS i CAN, iN THE MOST CONFIDENT WAY,</text:p>
      <text:p text:style-name="P2"><text:soft-page-break/>wHICH MAKES IT PARTIALLY MORE TRUE,</text:p>
      <text:p text:style-name="P2">yES, bEING CONFIDENT IS ALWAYS ABOUT SAYING AND DOING THE THINGS YOU FEEL,</text:p>
      <text:p text:style-name="P2">eVEN IF THE AFRAID PART OF YOU SAYS, nO, pLEASE DON'T DO THAT,</text:p>
      <text:p text:style-name="P2">lIKE, uHHHHHHH,</text:p>
      <text:p text:style-name="P2">hERE IS A THING i'M AFRAID TO SAY TO YOU, jADE,</text:p>
      <text:p text:style-name="P2">bUT,</text:p>
      <text:p text:style-name="P2">i'M TOO CONFIDENT NOW TO LET MY AFRAIDNESS MAKE ME FEEL TERRIBLE,</text:p>
      <text:p text:style-name="P2">rEMEMBER, i TALKED TO YOU A LOT WHEN YOU WERE SLEEPING,</text:p>
      <text:p text:style-name="P2">uHH, aND,</text:p>
      <text:p text:style-name="P2">wE TALKED ABOUT LOTS OF THINGS, aND WE HAD SOME THINGS IN COMMON, aND IT WAS NICE,</text:p>
      <text:p text:style-name="P2">aND i THINK CONSEQUENTLY, tHE EMOTIONAL RESULT IS PROBABLY,</text:p>
      <text:p text:style-name="P2">tHAT MAYBE i HAVE SOME POSSIBLE RED FEELINGS FOR YOU,</text:p>
      <text:p text:style-name="P2">wOW, tHAT SURE WAS A HARD THING TO SAY AND MADE ME INCREDIBLY NERVOUS,</text:p>
      <text:p text:style-name="P2">bUT i SAID IT BECAUSE OF MY REMARKABLE LEG-POWERED SELF CONFIDENCE,</text:p>
      <text:p text:style-name="P2">aND NOW i THINK ALL THAT'S LEFT IS DEFINITELY YOUR RECIPROCATION ABOUT THAT, pROBABLY,</text:p>
      <text:p text:style-name="P2">uH OH,</text:p>
      <text:p text:style-name="P2">oH GOSH, hOW STUPID CAN i BE,</text:p>
      <text:p text:style-name="P2">i FORGOT TO SAY,</text:p>
      <text:p text:style-name="P2">i'M TAVROS,</text:p>
      <text:p text:style-name="P2">oH YES, i SURELY DO,</text:p>
      <text:p text:style-name="P2">bECAUSE WE HAD A NUMBER OF SPIRITED CONVERSATIONS, wHEREIN YOU WERE VERY NICE AND PLEASED TO SPEAK WITH ME,</text:p>
      <text:p text:style-name="P2">dID,</text:p>
      <text:p text:style-name="P2">i MISINTERPRET THAT, wAS IT NOT ACTUALLY NICENESS,</text:p>
      <text:p text:style-name="P2"><text:soft-page-break/>uH,</text:p>
      <text:p text:style-name="P2">kIND OF,</text:p>
      <text:p text:style-name="P2">bUT WHAT ABOUT,</text:p>
      <text:p text:style-name="P2">mY ATTRACTIVE BRAVADO,</text:p>
      <text:p text:style-name="P2">aND IGNORING MY INSTINCTUAL COWARDICE HARD ENOUGH TO SAY THAT i LIKE YOU,</text:p>
      <text:p text:style-name="P2">iSN'T THAT,</text:p>
      <text:p text:style-name="P2">sUPPOSED TO BE VERY ATTRACTIVE, aND ENCOURAGE THE MAJOR HAVING OF FLUSHED FEELINGS IN OTHERS,</text:p>
      <text:p text:style-name="P2">i GUESS WHAT i MEAN IS, wHAT ABOUT ALL MY CONFIDENCE,</text:p>
      <text:p text:style-name="P2">wHAT DO YOU THINK ABOUT THAT,</text:p>
      <text:p text:style-name="P2">wOW,</text:p>
      <text:p text:style-name="P2">oK,</text:p>
      <text:p text:style-name="P2">yEAH,</text:p>
      <text:p text:style-name="P2">uUUUUUUHHH,</text:p>
      <text:p text:style-name="P2">nO, nO, iF i'M BEING REALISTIC i THINK THAT'S WHAT'S REASONABLE TO SAY TO ME,</text:p>
      <text:p text:style-name="P2">aND i'LL WORK ON TONING DOWN MY SELF RESPECT A LITTLE,</text:p>
      <text:p text:style-name="P2">_</text:p>
      <text:p text:style-name="P2">27. JH10; VS16: =004957</text:p>
      <text:p text:style-name="P2">JH - yES, oF COURSE,</text:p>
      <text:p text:style-name="P2">i WANTED TO GET APPROVAL FROM YOU, tO COMMUNE HIM AGAIN,</text:p>
      <text:p text:style-name="P2">nOW THAT HE'S A SPRITE,</text:p>
      <text:p text:style-name="P2">tO PERPETRATE ONE OF MY HEROIC IDEAS AGAIN,</text:p>
      <text:p text:style-name="P2">i WILL SUGGEST TO HIM THAT HE ATTACK YOUR ADVERSARY,</text:p>
      <text:p text:style-name="P2">aS WELL AS OURS,</text:p>
      <text:p text:style-name="P2">aND MAYBE BEAT HIM, tO SOLVE EVERYBODY'S PROBLEMS,</text:p>
      <text:p text:style-name="P2">bUT i HAVE GREAT SKILL IN COMMANDING BEASTS TO GLORY IN BATTLE,</text:p>
      <text:p text:style-name="P2"><text:soft-page-break/>aND YOURS IS SURELY THE STRONGEST BEAST I'VE SEEN!</text:p>
      <text:p text:style-name="P2">bUT ACCORDING TO MY SELF CONFIDENCE, i THINK i'M PRETTY SURE i CAN USE HIS POWER TO BE SUCCESSFUL,</text:p>
      <text:p text:style-name="P2">wHOOPS, PRETEND i DIDN'T MENTION MY SELF CONFIDENCE, oR SAY ANYTHING OFF PUTTING,</text:p>
      <text:p text:style-name="P2">oKAY, i RESPECT THAT,</text:p>
      <text:p text:style-name="P2">bUT, i WONDER,</text:p>
      <text:p text:style-name="P2">i WONDER IF A TRULY SELF CONFIDENT GUY, wITH THE BEST SELF ESTEEM THERE IS, wOULD EVEN NEED TO ASK,</text:p>
      <text:p text:style-name="P2">mAYBE THE BEST GUY WOULD JUST KNOW HE WOULD BE SUCCESSFUL, aND WOULD DO IT ANYWAY BECAUSE IT IS FOR YOUR OWN GOOD, aND EVERYONE ELSE'S,</text:p>
      <text:p text:style-name="P2">wOW, oK,</text:p>
      <text:p text:style-name="P2">yOU'RE RIGHT ABOUT ALL THAT, i'LL RESPECT YOUR WISHES,</text:p>
      <text:p text:style-name="P2">oR,</text:p>
      <text:p text:style-name="P2">wILL i? };)</text:p>
      <text:p text:style-name="P2">i WAS jUST,</text:p>
      <text:p text:style-name="P2">mAKING A JOKE,</text:p>
      <text:p text:style-name="P2">sORRY, }:(</text:p>
      <text:p text:style-name="P2">i GUESS US BECOMING A FRIENDSHIP DOESN'T HAVE TO HAPPEN NOW,</text:p>
      <text:p text:style-name="P2">yEAH,</text:p>
      <text:p text:style-name="P2">VS - hEY, vRISKA,</text:p>
      <text:p text:style-name="P2">tHAT WAS SUPPOSED TO BE A PRIVATE CORRESPONDENCE, oF A PERSONAL NATURE,</text:p>
      <text:p text:style-name="P2">hOW COULD YOU EVEN BE READING THAT,</text:p>
      <text:p text:style-name="P2">_</text:p>
      <text:p text:style-name="P2">28. VS17: =004959</text:p>
      <text:p text:style-name="P2">uH,</text:p>
      <text:p text:style-name="P2">wHOOOPS,</text:p>
      <text:p text:style-name="P2"><text:soft-page-break/>sO,</text:p>
      <text:p text:style-name="P2">i DON'T CARE,</text:p>
      <text:p text:style-name="P2">i THINK SHE HAS THE RIGHT AMOUNT OF NICENESS, pERSONALLY,</text:p>
      <text:p text:style-name="P2">aN AMOUNT THAT IS SOME, iNSTEAD OF,</text:p>
      <text:p text:style-name="P2">nONE,</text:p>
      <text:p text:style-name="P2">nO, i HAVE TOO MUCH SELF CONFIDENCE NOW TO BE UPSET BY YOUR SCANDALOUS IMAGERY,</text:p>
      <text:p text:style-name="P2">i DON'T THINK SHE IS USELESS,</text:p>
      <text:p text:style-name="P2">aND i DON'T THINK i AM EITHER,</text:p>
      <text:p text:style-name="P2">bECAUSE OF NEW SELF ESTEEMS OBTAINED, rEMEMBER,</text:p>
      <text:p text:style-name="P2">oK, i THINK,</text:p>
      <text:p text:style-name="P2">tHIS IS ACTUALLY MAKING ME PRETTY MAD,</text:p>
      <text:p text:style-name="P2">i DON'T WANT YOU TO MOCK ME ANYMORE,</text:p>
      <text:p text:style-name="P2">i DON'T KNOW IF MY CONFIDENCE IS REAL, oR WHAT,</text:p>
      <text:p text:style-name="P2">bUT i WOULD LIKE YOU TO STOP SAYING STUFF LIKE THAT TO ME,</text:p>
      <text:p text:style-name="P2">aND TO STOP SAYING BAD THINGS ABOUT MY FRIEND JADE, tOO,</text:p>
      <text:p text:style-name="P2">wHAT DO YOU MEAN BY THAT,</text:p>
      <text:p text:style-name="P2">wHOA, wHAT,</text:p>
      <text:p text:style-name="P2">aRE YOU SAYING YOU DID TO HER,</text:p>
      <text:p text:style-name="P2">oKAAAY, gOD,</text:p>
      <text:p text:style-name="P2">wHAT,</text:p>
      <text:p text:style-name="P2">oH,</text:p>
      <text:p text:style-name="P2">wHAT'S THAT,</text:p>
      <text:p text:style-name="P2">_</text:p>
      <text:p text:style-name="P2">29. VS18: =004960</text:p>
      <text:p text:style-name="P2">wHAT ISN'T,</text:p>
      <text:p text:style-name="P2">uHH,</text:p>
      <text:p text:style-name="P2"><text:soft-page-break/>wHY,</text:p>
      <text:p text:style-name="P2">_</text:p>
      <text:p text:style-name="P2">30. VS19: =004962</text:p>
      <text:p text:style-name="P2">wHY WOULD YOU DO THAT,</text:p>
      <text:p text:style-name="P2">_</text:p>
      <text:p text:style-name="P2">31. VS20: =004963</text:p>
      <text:p text:style-name="P2">wOW, nO, tHAT'S,</text:p>
      <text:p text:style-name="P2">i DON'T EVEN KNOW HOW TO SAY ALL THE WAYS i THINK THAT IS CRAZY,</text:p>
      <text:p text:style-name="P2">_</text:p>
      <text:p text:style-name="P2">32. VS21: =004964</text:p>
      <text:p text:style-name="P2">nO i WASN'T,</text:p>
      <text:p text:style-name="P2">tHAT WAS, fOR A GOOD THING THOUGH,</text:p>
      <text:p text:style-name="P2">_</text:p>
      <text:p text:style-name="P2">33. VS22: =004965</text:p>
      <text:p text:style-name="P2">oKAY, tHEN,</text:p>
      <text:p text:style-name="P2">aLL OF YOUR USUAL INSULTING THINGS ASIDE, mY TAKE ON THIS IS,</text:p>
      <text:p text:style-name="P2">tHAT YOU CREATED OUR IMPOSSIBLY HARD BAD GUY, wHO WANTS TO KILL US,</text:p>
      <text:p text:style-name="P2">aND BY ASSOCIATION, i GUESS THAT MAKES,</text:p>
      <text:p text:style-name="P2">yOU THE BAD GUY TOO,</text:p>
      <text:p text:style-name="P2">iNSTEAD OF A GOOD GUY WHO'S JUST MEAN,</text:p>
      <text:p text:style-name="P2">_</text:p>
      <text:p text:style-name="P2">34. VS23: =004966</text:p>
      <text:p text:style-name="P2">aND THAT BEING THE CASE,</text:p>
      <text:p text:style-name="P2">eVEN THOUGH i'M TERRIFIED OF YOU,</text:p>
      <text:p text:style-name="P2">aND nOT AS STRONG,</text:p>
      <text:p text:style-name="P2">oR REAL CONFIDENT,</text:p>
      <text:p text:style-name="P2"><text:soft-page-break/>oNLY MOSTLY FAKE CONFIDENT,</text:p>
      <text:p text:style-name="P2">i THINK,</text:p>
      <text:p text:style-name="P2">i AM GOING TO HAVE TO STOP YOU,</text:p>
      <text:p text:style-name="P2">oK,</text:p>
      <text:p text:style-name="P2">tHEN,</text:p>
      <text:p text:style-name="P2">hERE i COME,</text:p>
      <text:p text:style-name="P2">_</text:p>
      <text:p text:style-name="P2">35. VS24*: =005024</text:p>
      <text:p text:style-name="P2">AAAAAAAAAAAAAAAAAAAAAAAAAAAAAAAAAAAAAAAAAAAAAAAAAAAAA</text:p>
      <text:p text:style-name="P2">_</text:p>
      <text:p text:style-name="P2">36. DS3; AM3: =005391</text:p>
      <text:p text:style-name="P2">DS - hEYYY,</text:p>
      <text:p text:style-name="P2">fIRST, oK, i THINK YOU'RE FANTASTIC,</text:p>
      <text:p text:style-name="P2">wHICH IS TO SAY, jUST AN ENVIABLY COOL GUY, wHO i ADMIRE,</text:p>
      <text:p text:style-name="P2">lET'S PUT THAT COMPLIMENT ON THE TABLE WHERE WE CAN BOTH SEE IT,</text:p>
      <text:p text:style-name="P2">lOOKS LIKE i FOUND ANOTHER POINT IN TIME TO BOTHER YOU,</text:p>
      <text:p text:style-name="P2">wHEN, i GUESS,</text:p>
      <text:p text:style-name="P2">yOU ARE MORE EMOTIONALLY SUSCEPTIBLE,</text:p>
      <text:p text:style-name="P2">}:)</text:p>
      <text:p text:style-name="P2">oHH, bRO,</text:p>
      <text:p text:style-name="P2">tHESE ARE WITHOUT ANY CONFUSION TO BE NOTED AS SOME TRULY UNHEALTHY INCENDIARIES,</text:p>
      <text:p text:style-name="P2">tHEY ARE IN ABOVE AVERAGE NEED OF MEDICAL ATTENTION,</text:p>
      <text:p text:style-name="P2">sO, iN OTHER WORDS, jUST TO COMPLETE THE ANALOGY, i HOPE YOU KNOW A LICENSED PHYSICIAN,</text:p>
      <text:p text:style-name="P2">aH, hAHA, yES, aND,</text:p>
      <text:p text:style-name="P2">cERTAIN FEATURES OF YOUR PALE ANATOMY MAY SERVE AS THE MARSH MALLOW INGREDIENT, nEEDED FOR THE MOLTEN SNACK,</text:p>
      <text:p text:style-name="P2"><text:soft-page-break/>i WILL PROVIDE THE FUDGE, }:D</text:p>
      <text:p text:style-name="P2">AM - oHHHH, yESSS,</text:p>
      <text:p text:style-name="P2">oHHHH,</text:p>
      <text:p text:style-name="P2">oH, }:(</text:p>
      <text:p text:style-name="P2">_</text:p>
      <text:p text:style-name="P2">37. JH11; AM4; AB1; KM1: =005499</text:p>
      <text:p text:style-name="P2">i DON'T REMEMBER THIS,</text:p>
      <text:p text:style-name="P2">i MEAN,</text:p>
      <text:p text:style-name="P2">i REMEMBER GETTING JUMPED OFF THE CLIFF BY MY LEGS,</text:p>
      <text:p text:style-name="P2">bUT NOT THE THING i'M DOING NOW,</text:p>
      <text:p text:style-name="P2">dO i,</text:p>
      <text:p text:style-name="P2">hAVE TO LIE ON THE FLOOR LIKE THIS,</text:p>
      <text:p text:style-name="P2">iS THAT IMPORTANT,</text:p>
      <text:p text:style-name="P2">aLSO,</text:p>
      <text:p text:style-name="P2">cAN WE, oR AT LEAST i, bE NOT IN THIS MEMORY,</text:p>
      <text:p text:style-name="P2">bECAUSE,</text:p>
      <text:p text:style-name="P2">iT'S ONE THAT'S NOT AS GREAT AS MOST,</text:p>
      <text:p text:style-name="P2">wHAT WAS i DOING,</text:p>
      <text:p text:style-name="P2">_</text:p>
      <text:p text:style-name="P2">38. GM2: =005886</text:p>
      <text:p text:style-name="P2">oHH,</text:p>
      <text:p text:style-name="P2">hAHA, oH YEAH, tHAT WAS,</text:p>
      <text:p text:style-name="P2">sOO STRICT, </text:p>
      <text:p text:style-name="P2">mOST DEFINITELY, yOUR RHYMES,</text:p>
      <text:p text:style-name="P2">tHEY ARE RUTHLESSLY DISCIPLINARY, aND MY HEAR DUCTS HAVE BEEN NAUGHTY,</text:p>
      <text:p text:style-name="P2">i THINK,</text:p>
      <text:p text:style-name="P2"><text:soft-page-break/>tHEY ARE NAUGHTY FOR MORE, }:) </text:p>
      <text:p text:style-name="P2">}:O </text:p>
      <text:p text:style-name="P2">yEAHHH,</text:p>
      <text:p text:style-name="P2">oH YEAH, tHESE MOST ENTIRELY CAN BE PROVIDED,</text:p>
      <text:p text:style-name="P2">tHEY CAN BE DROPPED STRAIGHT INTO THE ORIFICES YOU MENTIONED,</text:p>
      <text:p text:style-name="P2">yOU BROUGHT UP A PAN, uH,</text:p>
      <text:p text:style-name="P2">iN THAT LAST sTAN, zA</text:p>
      <text:p text:style-name="P2">bUT THE ONE i'M A FAN, oF</text:p>
      <text:p text:style-name="P2">iS THE PAN HANDLED PUP, a, </text:p>
      <text:p text:style-name="P2">yES, sHIT, iS A LEGIT,</text:p>
      <text:p text:style-name="P2">tHING TO SAY ABOUT IT,</text:p>
      <text:p text:style-name="P2">aBOUT THE PAN WITH THE MANGRIT,</text:p>
      <text:p text:style-name="P2">oN WHOM i NOW SLAM IT,</text:p>
      <text:p text:style-name="P2">yOU CAN'T HANDLE MY SLAMS,</text:p>
      <text:p text:style-name="P2">wELL, uNLESS WHEN YOU CAN,</text:p>
      <text:p text:style-name="P2">iN WHICH CASE, tHAT'S COOL, uH</text:p>
      <text:p text:style-name="P2">i JUST SERVE UP THE HOOPLA,</text:p>
      <text:p text:style-name="P2">tO GOAT NOSES, tHAT ARE HOOPLESS, }:o)</text:p>
      <text:p text:style-name="P2">aBOUT THE PAN, wHO'S CALLED PUPA,</text:p>
      <text:p text:style-name="P2">iN THE CASE YOU WERE CLUELESS,</text:p>
      <text:p text:style-name="P2">aBOUT THE PAN WHO CAN MAN, uP,</text:p>
      <text:p text:style-name="P2">aND IS ABLE TO STAND, uP,</text:p>
      <text:p text:style-name="P2">oN LEGS uNLIKE MINE, wHICH,</text:p>
      <text:p text:style-name="P2">aRE FUNCTIONALLY USELESS, </text:p>
      <text:p text:style-name="P2">hAHA, i WISH, }:)</text:p>
      <text:p text:style-name="P2">tHE ONLY THING MORE FLY THAN THE RHYMES,</text:p>
      <text:p text:style-name="P2">i'M SAYING TO EXPRESS ALL MY MALICES,</text:p>
      <text:p text:style-name="P2"><text:soft-page-break/>iS THE ABILITY HE HAD i WISH WAS MINE,</text:p>
      <text:p text:style-name="P2">iNSTEAD OF i GUESS, THIS EXCESSIVE PARALYSIS, </text:p>
      <text:p text:style-name="P2">bUT HIGH, iN THIS CASE, hAS DOUBLE THE MEANING,</text:p>
      <text:p text:style-name="P2">iT MEANS HE CAN FLY, pLUS DOES HIGH SELF ESTEEMING,</text:p>
      <text:p text:style-name="P2">tHAT'S TWO THINGS HE HAS, tHAT i'D RATHER WERE MINE,</text:p>
      <text:p text:style-name="P2">hIS TWO FLAPPY WINGS, aND hIS BIG HEALTHY SPINE,</text:p>
      <text:p text:style-name="P2">oOPS,</text:p>
      <text:p text:style-name="P2">tHAT'S THREE THINGS,,,</text:p>
      <text:p text:style-name="P2">uSING MY LEAST USELESS FOOT,</text:p>
      <text:p text:style-name="P2">tO KICK IT BACK OVER TO YOU, fRIEND,</text:p>
      <text:p text:style-name="P2">sLAM IT, uHH, lIKE, tHE DOOR IN THE FACE OF A CULLING DRONE,</text:p>
      <text:p text:style-name="P2">lET'S PRETEND THAT'S A REAL POSSIBILITY, aND NOT INVITATION TO AN EVEN MORE PAINFUL DEATH, jUST FOR THE SAKE OF THAT EXPRESSION, </text:p>
      <text:p text:style-name="P2">oKAY, i DID,</text:p>
      <text:p text:style-name="P2">nOW i'M ON THE FLOOR, mOTIONLESS, iN A TERRIBLE WAY,</text:p>
      <text:p text:style-name="P2">sO i GOT BACK ON THE WHEELS, iT WAS,</text:p>
      <text:p text:style-name="P2">i NICE THOUGHT THOUGH,</text:p>
      <text:p text:style-name="P2">yES,</text:p>
      <text:p text:style-name="P2">dO YOU HAVE TIME FOR, mY MIRACLES, rELIGIOUS FRIEND, }:)</text:p>
      <text:p text:style-name="P2">sO MANY, uH, gRATUITOUS EXPLETIVE, mIRACLES, tHE MAGIC MOTHER, aLSO eXPLETIVE, mIRACLES,</text:p>
      <text:p text:style-name="P2">HONK,</text:p>
      <text:p text:style-name="P2">iT'S LESS APPROPRIATE FOR ME TO DO THE HONKS, tHAN YOU, bUT THAT WAS STILL GREAT, </text:p>
      <text:p text:style-name="P2">tHE SLAMS WERE TRULY PRIME, aND,</text:p>
      <text:p text:style-name="P2">yOUR RELIGIOUS VIEWS, tHOUGH i DON'T SHARE THEM, aRE,</text:p>
      <text:p text:style-name="P2">rEASONABLY INSPIRATIONAL,</text:p>
      <text:p text:style-name="P2">i THINK i'M IN THE PROCESS OF RELEASING AT LEAST ONE TEAR, </text:p>
      <text:p text:style-name="P2"><text:soft-page-break/>wHOA, aHA, hA, </text:p>
      <text:p text:style-name="P2">yEAH, fRIENDLINESS WITH YOU IS, pRETTY MUCH ALWAYS NICE, aND FUN TO HAVE,</text:p>
      <text:p text:style-name="P2">oH, yES, tOTALLY, </text:p>
      <text:p text:style-name="P2">uH,</text:p>
      <text:p text:style-name="P2">,</text:p>
      <text:p text:style-name="P2">,,</text:p>
      <text:p text:style-name="P2">_</text:p>
      <text:p text:style-name="P2">39. GM3: =005887</text:p>
      <text:p text:style-name="P2">,,,,,,,,,,,,,,,,,,,,,,,,,,,,,,,,,</text:p>
      <text:p text:style-name="P2">_</text:p>
      <text:p text:style-name="P1">Act 6</text:p>
      <text:p text:style-name="P2">_</text:p>
      <text:p text:style-name="P1">Act 6 Intermission 1</text:p>
      <text:p text:style-name="P2">_</text:p>
      <text:p text:style-name="P1">Act 6 Act 2</text:p>
      <text:p text:style-name="P2">_</text:p>
      <text:p text:style-name="P1">Act 6 Intermission 2</text:p>
      <text:p text:style-name="P2">_</text:p>
      <text:p text:style-name="P1">Act 6 Act 3</text:p>
      <text:p text:style-name="P2">_</text:p>
      <text:p text:style-name="P2">40. AV1: =006739</text:p>
      <text:p text:style-name="P2">wHAT,</text:p>
      <text:p text:style-name="P2">oH, yEAH,</text:p>
      <text:p text:style-name="P2">i DON'T KNOW, iT WASN'T SO BAD,</text:p>
      <text:p text:style-name="P2">i THINK MAYBE WE WERE OVERREACTING, aBOUT BEING ONE PERSON?</text:p>
      <text:p text:style-name="P2"><text:soft-page-break/>nO, i THINK i'VE DECIDED, yOU'RE BEING UNREASONABLE,</text:p>
      <text:p text:style-name="P2">iT WAS COOL BEING ALIVE AGAIN FOR A WHILE, aS A STRANGE UNSETTLING MUTANT,</text:p>
      <text:p text:style-name="P2">iF WE DIDN'T EXPLODE OURSELF SO FAST, iT COULD HAVE BEEN AN ADVENTURE, mAYBE,</text:p>
      <text:p text:style-name="P2">yOU MIGHT BE RIGHT,</text:p>
      <text:p text:style-name="P2">aCTUALLY IT WAS PRETTY NEAT,</text:p>
      <text:p text:style-name="P2">gETTING TO FEEL ALL THE AMAZING SELF ESTEEM YOU GET TO FEEL,</text:p>
      <text:p text:style-name="P2">i DIDN'T REALLY KNOW WHAT IT FELT LIKE, i MOSTLY ONLY KNEW WHAT THE PRETEND KIND WAS LIKE,</text:p>
      <text:p text:style-name="P2">sO,</text:p>
      <text:p text:style-name="P2">tHANK YOU FOR LETTING ME FEEL THAT, i GUESS,</text:p>
      <text:p text:style-name="P2">yEAH,</text:p>
      <text:p text:style-name="P2">iT MUST BE PRETTY GREAT OVERALL,</text:p>
      <text:p text:style-name="P2">sO,</text:p>
      <text:p text:style-name="P2">aSIDE FROM BEING PARTIALLY ME, bRIEFLY,</text:p>
      <text:p text:style-name="P2">hOW HAVE YOU BEEN?</text:p>
      <text:p text:style-name="P2">yES, mE TOO,</text:p>
      <text:p text:style-name="P2">aBOUT WHAT,</text:p>
      <text:p text:style-name="P2">oH, rIGHT,</text:p>
      <text:p text:style-name="P2">i ALMOST FORGOT THAT EVEN HAPPENED,</text:p>
      <text:p text:style-name="P2">nO, i MEAN, iT WAS PRETTY MUCH MY FAULT, i THINK,</text:p>
      <text:p text:style-name="P2">i ATTACKED YOU WITH MY BOGUS SELF ESTEEM, aND i PAID THE ULTIMATE PRICE,</text:p>
      <text:p text:style-name="P2">i MEAN, iT WAS A LONG TIME AGO, bUT THAT'S NOT REALLY HOW i REMEMBER IT,</text:p>
      <text:p text:style-name="P2">nO, yOU'RE STUPID,</text:p>
      <text:p text:style-name="P2">nO, bUT OKAY,</text:p>
      <text:p text:style-name="P2">i THINK IT'S ALRIGHT,</text:p>
      <text:p text:style-name="P2"><text:soft-page-break/>oRANGE GUY?</text:p>
      <text:p text:style-name="P2">nO,</text:p>
      <text:p text:style-name="P2">_</text:p>
      <text:p text:style-name="P2">41. AV2: =006740</text:p>
      <text:p text:style-name="P2">yOU MEAN,</text:p>
      <text:p text:style-name="P2">tHE BIRD VERSION OF DAVE,</text:p>
      <text:p text:style-name="P2">uHHH,</text:p>
      <text:p text:style-name="P2">wHAT ARE YOU GOING TO DO,</text:p>
      <text:p text:style-name="P2">oH, nO,,,</text:p>
      <text:p text:style-name="P2">nO WAY,</text:p>
      <text:p text:style-name="P2">i LIKE BEING DEAD,</text:p>
      <text:p text:style-name="P2">i LIKE IT HOW THERE ARE NO RESPONSIBILITIES, oR PROBLEMS, uSUALLY,</text:p>
      <text:p text:style-name="P2">yES, iT IS,</text:p>
      <text:p text:style-name="P2">yES, i KNOW,</text:p>
      <text:p text:style-name="P2">nO, i'M NOT,</text:p>
      <text:p text:style-name="P2">nO,</text:p>
      <text:p text:style-name="P2">nO,</text:p>
      <text:p text:style-name="P5"><text:span text:style-name="T4"><draw:frame draw:style-name="fr1" text:anchor-type="as-char" svg:width="0.1563in" svg:height="0.1457in" draw:z-index="0"><draw:image xlink:href="Pictures/200000080000018D0000017229D2CC83.wmf" xlink:type="simple" xlink:show="embed" xlink:actuate="onLoad"/></draw:frame></text:span><text:span text:style-name="T1"> yES, i WILL DEFINITELY, </text:span><text:span text:style-name="T4"><draw:frame draw:style-name="fr1" text:anchor-type="as-char" svg:width="0.1563in" svg:height="0.1457in" draw:z-index="1"><draw:image xlink:href="Pictures/200000080000018D0000017229D2CC83.wmf" xlink:type="simple" xlink:show="embed" xlink:actuate="onLoad"/></draw:frame></text:span></text:p>
      <text:p text:style-name="P5"><text:span text:style-name="T4"><draw:frame draw:style-name="fr1" text:anchor-type="as-char" svg:width="0.1563in" svg:height="0.1457in" draw:z-index="2"><draw:image xlink:href="Pictures/200000080000018D0000017229D2CC83.wmf" xlink:type="simple" xlink:show="embed" xlink:actuate="onLoad"/></draw:frame></text:span><text:span text:style-name="T1"> cOOPERATE WITH YOU WHOLE HEARTEDLY, </text:span><text:span text:style-name="T4"><draw:frame draw:style-name="fr1" text:anchor-type="as-char" svg:width="0.1563in" svg:height="0.1457in" draw:z-index="3"><draw:image xlink:href="Pictures/200000080000018D0000017229D2CC83.wmf" xlink:type="simple" xlink:show="embed" xlink:actuate="onLoad"/></draw:frame></text:span></text:p>
      <text:p text:style-name="P2">dAMMIT,</text:p>
      <text:p text:style-name="P2">oKAY, fINE,</text:p>
      <text:p text:style-name="P2">_</text:p>
      <text:p text:style-name="P2">42. JE1: =007282</text:p>
      <text:p text:style-name="P2">i SAW IT FIRST,</text:p>
      <text:p text:style-name="P2">_</text:p>
      <text:p text:style-name="P2">43. JE2: =007283</text:p>
      <text:p text:style-name="P2"><text:soft-page-break/>gIVE IT TO ME,</text:p>
      <text:p text:style-name="P2">yES, iT's MINE,</text:p>
      <text:p text:style-name="P2">i'M, yOUR WORST BAD DREAM, iF YOU DON'T RETURN MY TREASURE,</text:p>
      <text:p text:style-name="P2">i FOUND IT, sNUGGLED IN THE SAND, bEING PRETTY AND GOLD AND BY ITSELF, aND i WANT IT BACK,</text:p>
      <text:p text:style-name="P2">wHEN YOU PUT IT THAT WAY, i SOUND STUPID,</text:p>
      <text:p text:style-name="P2">bUT, yES</text:p>
      <text:p text:style-name="P2">i NEVER HEARD THAT AGE OLD SAYING, iN MY CULTURE, sO, fUCK YOUR LINGUAL HERITAGE, aND GIVE ME THE RING,</text:p>
      <text:p text:style-name="P2">i WAS TIRED,</text:p>
      <text:p text:style-name="P2">dUH,</text:p>
      <text:p text:style-name="P2">tREASURE HUNTING IS HARD,</text:p>
      <text:p text:style-name="P2">sHE HAS ME WORKING LIKE A BARKFIEND,</text:p>
      <text:p text:style-name="P2">mY MATESPRIT,</text:p>
      <text:p text:style-name="P2">tHAT MEANS GIRLFRIEND, yOU IGNORAMUS,</text:p>
      <text:p text:style-name="P2">wHO CARES, gIVE ME MY TREASURE,</text:p>
      <text:p text:style-name="P2">sHIT!</text:p>
      <text:p text:style-name="P2">oKAY,</text:p>
      <text:p text:style-name="P2">mAYBE WE CAN WORK OUT SOME KIND OF DEAL,</text:p>
      <text:p text:style-name="P2">wOW,</text:p>
      <text:p text:style-name="P2">yOU ARE REALLY PUTTING ME, iN AN UNCOMFORTABLE AND CHALLENGING SITUATION,</text:p>
      <text:p text:style-name="P2">i DON'T KNOW, iF IT'S MAGIC,</text:p>
      <text:p text:style-name="P2">tHAT'S NOT WHY i WANT IT,</text:p>
      <text:p text:style-name="P2">_</text:p>
      <text:p text:style-name="P2">44. JE3: =007284</text:p>
      <text:p text:style-name="P2">iT'S FOR PRIVATE SENTIMENTAL PURPOSES,</text:p>
      <text:p text:style-name="P2">i DON'T WANT TO SAY,</text:p>
      <text:p text:style-name="P2"><text:soft-page-break/>oKAAAAAY,</text:p>
      <text:p text:style-name="P2">i'LL TELL YOU,</text:p>
      <text:p text:style-name="P2">yOU'RE AN AWFUL HUMAN, bY THE WAY,</text:p>
      <text:p text:style-name="P2">oH MY GOD, tHAT'S SUCH BAD LOGIC, tHAT YOU'RE KNOWINGLY USING TO BE A WORSE ENEMY,</text:p>
      <text:p text:style-name="P2">i WANT THE RING BECAUSE,</text:p>
      <text:p text:style-name="P2">tHIS REQUIRES SOME LABORIOUS EXPLANATION,</text:p>
      <text:p text:style-name="P2">iT PERTAINS TO HUMAN CUSTOMS, WHICH i HAVE TAKEN TIME TO STUDY AS AN ETERNAL GHOST,</text:p>
      <text:p text:style-name="P2">tHE TREASURE IS NEEDED, TO COMPLETE A SORT OF RITUALIZED PACT,</text:p>
      <text:p text:style-name="P2">hAVING TO DO WITH HUMAN MATING,</text:p>
      <text:p text:style-name="P2">tO CEMENT IN STONE THE ROMANTIC MATRIMONIES,</text:p>
      <text:p text:style-name="P2">yEAH,</text:p>
      <text:p text:style-name="P2">wHATEVER,</text:p>
      <text:p text:style-name="P2">yOU MEAN,</text:p>
      <text:p text:style-name="P2">lIKE YOU???</text:p>
      <text:p text:style-name="P2">oKAY, tHEN HURRY, aND GIVE IT TO ME,</text:p>
      <text:p text:style-name="P2">oH NO, hURRY uP, tHERE'S NO TIME,</text:p>
      <text:p text:style-name="P2">sHE'S COMING!</text:p>
      <text:p text:style-name="P2">gIVE IT TO ME,</text:p>
      <text:p text:style-name="P2">sHE CAN'T SEE IT YET, iT HAS TO BE A SURPRISE!</text:p>
      <text:p text:style-name="P2">aLSO, i DON'T WANT HER TO KNOW i GOT IT, fROM A LOSER LIKE YOU,</text:p>
      <text:p text:style-name="P2">_</text:p>
      <text:p text:style-name="P2">45. AV3: =007285</text:p>
      <text:p text:style-name="P2">bUT, i JUST WOKE UP FROM THE SAND PILE, aND FOUND HIM HERE,</text:p>
      <text:p text:style-name="P2">i HAD LITERALLY NO TIME TO GO TELL YOU, bECAUSE OF AN ARGUMENT,</text:p>
      <text:p text:style-name="P2">uHHH,</text:p>
      <text:p text:style-name="P2"><text:soft-page-break/>uHHH,</text:p>
      <text:p text:style-name="P2">_</text:p>
      <text:p text:style-name="P2">46. AV4: =007286</text:p>
      <text:p text:style-name="P2">wHOA, hOLD ON,</text:p>
      <text:p text:style-name="P2">wHAT'S THIS, aBOUT DATING WHO?</text:p>
      <text:p text:style-name="P2">wHY DIDN'T YOU TELL ME, aBOUT THAT,</text:p>
      <text:p text:style-name="P2">wHY,</text:p>
      <text:p text:style-name="P2">nO, bUT, tHAT HARDLY LASTED ANY TIME AT ALL,</text:p>
      <text:p text:style-name="P2">aND THERE WERE A LOT, oF OVERWHELMING EXPERIENCES ALL HAPPENING AT ONCE,</text:p>
      <text:p text:style-name="P2">hOW COULD i TRY TO REMEMBER ALL YOUR MEMORIES BEFORE WE EXPLODED,</text:p>
      <text:p text:style-name="P2">tHAT'S NOT FAIR,</text:p>
      <text:p text:style-name="P2">bECAUSE, yOU'RE SMARTER THAN ME, aND MORE CUNNING,</text:p>
      <text:p text:style-name="P2">_</text:p>
      <text:p text:style-name="P2">47. AV5; JE4: =007288</text:p>
      <text:p text:style-name="P2">oKAY, cAN i JUST SAY SOMETHING,</text:p>
      <text:p text:style-name="P2">i STILL DON'T KNOW WHY YOU'RE SO SURE, hE'S THE FINAL VILLAIN,</text:p>
      <text:p text:style-name="P2">bECAUSE, yOU YOURSELF SAID, tHERE'S ALWAYS SOMEONE STRONGER, rIGHT,</text:p>
      <text:p text:style-name="P2">sO, i'M PERCEIVING A CONTRADICTION ABOUT YOUR FACTS,</text:p>
      <text:p text:style-name="P2">oKAY, bUT ALL i'M SAYING IS, wHAT IF,</text:p>
      <text:p text:style-name="P2">tHERE'S SOMEONE EVEN WORSE THAN THAT, dUE TO SPECULATION,</text:p>
      <text:p text:style-name="P2">nO, tHAT'S NOT TRUE,</text:p>
      <text:p text:style-name="P2">nO, tHAT'S NOT WHAT i LEARNED,</text:p>
      <text:p text:style-name="P2">nO,</text:p>
      <text:p text:style-name="P2">nO,</text:p>
      <text:p text:style-name="P2">nO, oKAY, i REALIZE ALL i'M SAYING IS NO, WHICH IS JUST HELPING MAKE YOU LOOK AS RIGHT AS POSSIBLE ABOUT MAKING FUN OF ME,</text:p>
      <text:p text:style-name="P2"><text:soft-page-break/>bUT i LEARNED IN YOUR BRAIN THAT YOU AREN'T ALWAYS RIGHT ABOUT EVERYTHING,</text:p>
      <text:p text:style-name="P2">yOU WERE WRONG ABOUT LOTS OF THINGS,</text:p>
      <text:p text:style-name="P2">yOU WERE WRONG ABOUT RUFIO!</text:p>
      <text:p text:style-name="P2">rUFIO WAS REAL ALL ALONG, }:D</text:p>
      <text:p text:style-name="P2">hOW DO YOU KNOW HOW i'M SPELLING IT, wHEN i'M JUST TALKING, iNSTEAD OF USING LETTERS,</text:p>
      <text:p text:style-name="P2">sO,</text:p>
      <text:p text:style-name="P2">bUT, hE MAKES ME FEEL BETTER ABOUT MYSELF wHEN i THINK OF HIM, sO THE REALITY IS EFFECTIVELY EQUIVALENT TO MY FRAUDULENT CHILDHOOD SUPERSTITION,</text:p>
      <text:p text:style-name="P2">_</text:p>
      <text:p text:style-name="P2">48. AV6; JE5: =007289</text:p>
      <text:p text:style-name="P2">hEY, wAIT, mAYBE YOU SHOULDN'T, SPEAK FOR ME?</text:p>
      <text:p text:style-name="P2">i STILL KIND OF THINK THAT STUFF WAS ALL PRETTY MEAN, eVEN THOUGH IT WAS FOREVER AGO,</text:p>
      <text:p text:style-name="P2">iT'S JUST, i HAVE CHOSEN TO BE THE BIGGER MAN, aND NOT HOLD IT AGAINST LIKING YOU,</text:p>
      <text:p text:style-name="P2">oH GOD,</text:p>
      <text:p text:style-name="P2">nO, tIME OUT, i'M FLAGGING THIS, vRISKA, aS TERRIBLE BEHAVIOR,</text:p>
      <text:p text:style-name="P2">yES, }:)</text:p>
      <text:p text:style-name="P2">_</text:p>
      <text:p text:style-name="P2">49. JE6; AV7: =007290</text:p>
      <text:p text:style-name="P2">(gIVe it tO me,)</text:p>
      <text:p text:style-name="P2">(gIve Me thE riNG,) </text:p>
      <text:p text:style-name="P2">(yes, yOu ASs,)</text:p>
      <text:p text:style-name="P2">(you sAiD you'D GIve it to me,)</text:p>
      <text:p text:style-name="P2">(wE had a deAl,)</text:p>
      <text:p text:style-name="P2">(why Are you sUcH a liar,)</text:p>
      <text:p text:style-name="P2"><text:soft-page-break/>(thiS is noT cOOl,)</text:p>
      <text:p text:style-name="P2">(you're PrevenTing joYful human sTYled matrimonY frOM happEning,)</text:p>
      <text:p text:style-name="P2">(wow, no, wOw,)</text:p>
      <text:p text:style-name="P2">(you wEnt thERE,)</text:p>
      <text:p text:style-name="P2">(unhAnd the treasurE,)</text:p>
      <text:p text:style-name="P2">(it's prEcious to Me, jUst liKe, My beautiful GIRLFRIEND,)</text:p>
      <text:p text:style-name="P2">(we're in LOVE toGetHEr, aSSHole,)</text:p>
      <text:p text:style-name="P2">(fUCk, YoU,)</text:p>
      <text:p text:style-name="P2">(i doubT that From happeNing,)</text:p>
      <text:p text:style-name="P2">(oh, you bastARD, you arE gOOd,)</text:p>
      <text:p text:style-name="P2">(noOO!!!)</text:p>
      <text:p text:style-name="P2">(gIMme,)</text:p>
      <text:p text:style-name="P2">(i've alReadY heARd yoUR explANAtions, tHough,)</text:p>
      <text:p text:style-name="P2">oHH,</text:p>
      <text:p text:style-name="P2">sORRY,</text:p>
      <text:p text:style-name="P2">yES,</text:p>
      <text:p text:style-name="P2">rIGHT AWAY,</text:p>
      <text:p text:style-name="P2">_</text:p>
      <text:p text:style-name="P2">50. AV8: =007291</text:p>
      <text:p text:style-name="P2">tHANK YOU,</text:p>
      <text:p text:style-name="P2">_</text:p>
      <text:p text:style-name="P2">51. AV9; JE7: =007296</text:p>
      <text:p text:style-name="P2">yEEAAAAAAAAAAH,</text:p>
      <text:p text:style-name="P2">bUT, tHAT'S NEVER NOT BEING THE CASE, aLWAYS, </text:p>
      <text:p text:style-name="P2">yEAH, eXACTLY,</text:p>
      <text:p text:style-name="P2">sEE, tHIS TO ME, mAYBE SPEAKS TO THE DANGER,</text:p>
      <text:p text:style-name="P2">oF HAVING SELF ESTEEM THAT IS UNREASONABLY HIGH,</text:p>
      <text:p text:style-name="P2"><text:soft-page-break/>_</text:p>
      <text:p text:style-name="P2">52. AV10; JE8: =007297</text:p>
      <text:p text:style-name="P2">oH, yES, i THINK SO TOO,</text:p>
      <text:p text:style-name="P2">sHE'S GOTTEN MUCH BETTER AT STORIES, aS A RECREATIONAL LONG TERM DEATH HOBBY,</text:p>
      <text:p text:style-name="P2">sURE, wE'VE BOTH LOOKED AT LESSONS FROM OUR ANCESTORS, tO IMPROVE OUR SOULS,</text:p>
      <text:p text:style-name="P2">hER ANCESTRAL AWAKENING HAS TO DO WITH UNDERSTANDING HER DESTINY, tO TELL LONG STORIES TO PEOPLE, aND MAKE THEM LISTEN TO ALL THE WORDS IRREGARDLESS OF THEIR INTEREST, bY ANY MEANS NECESSARY,</text:p>
      <text:p text:style-name="P2">tHE ART OF SAYING OPTIMAL TALES BY MY UNDERSTANDING, iS TO CHARGE THROUGH ALL CONCEIVABLE DETAILS AND EXCESSIVE MINUTIA, uNTIL THEY ARE EXHAUSTED COMPLETELY, mUCH LIKE IT IS A SPIRITUAL PRACTICE, aND EXTRANEOUS INFORMATION IS TREATED LIKE THE RELIGIOUS WORDS YOU SAY OVER AND OVER AGAIN UNTIL BRAIN PEACE HAPPENS,</text:p>
      <text:p text:style-name="P2">yEAH, wELL,</text:p>
      <text:p text:style-name="P2">tHEM'S THE BREAKS, aHA, aHA,</text:p>
      <text:p text:style-name="P2">(soOn, iT wilL be MIne,)</text:p>
      <text:p text:style-name="P2">_</text:p>
      <text:p text:style-name="P2">53. MINISTRIFE: =007327</text:p>
      <text:p text:style-name="P2">uHH, wHAT? wHAT AM i ACTUALLY GETTING A LOAD OF,</text:p>
      <text:p text:style-name="P2">oH, yES, eHEHEHEHEHEH,</text:p>
      <text:p text:style-name="P2">(mUst fINd, my pReciOUs,,,)</text:p>
      <text:p text:style-name="P2">eXCUSE ME, oTHER PEOPLE,</text:p>
      <text:p text:style-name="P2">wHO ARE ME, AND OTHERWISE,</text:p>
      <text:p text:style-name="P2">hAVE YOU SEEN, a BEAUTIFUL TREASURE ON THE FLOOR,</text:p>
      <text:p text:style-name="P2">tHAT IS MORE SPECIFICALLY A RING,</text:p>
      <text:p text:style-name="P2">(wherE, OH, wHERe,)</text:p>
      <text:p text:style-name="P2">(iS, my PReCIouS,)</text:p>
      <text:p text:style-name="P2">(none of Them, can uNderstAnd,)</text:p>
      <text:p text:style-name="P2"><text:soft-page-break/>(tHe beAUTY, of my PrEcious,)</text:p>
      <text:p text:style-name="P2">(I FOUND IT!!!) (THE RING!!!)</text:p>
      <text:p text:style-name="P2">(nO, waIt, this iSn't IT,)</text:p>
      <text:p text:style-name="P2">oH, oKAY, hERE YOU GO,</text:p>
      <text:p text:style-name="P2">wOW, oH WOW,,, tHIS HUG IS LASTING, wAAAAAY TOO LONG, </text:p>
      <text:p text:style-name="P2">_</text:p>
      <text:p text:style-name="P1">Act 6 Act 4</text:p>
      <text:p text:style-name="P2">_</text:p>
      <text:p text:style-name="P1">Act 6 Intermission 4</text:p>
      <text:p text:style-name="P2">_</text:p>
      <text:p text:style-name="P1">Act 6 Act 5</text:p>
      <text:p text:style-name="P2">_</text:p>
      <text:p text:style-name="P1">Act 6 Act 5 Act 2</text:p>
      <text:p text:style-name="P2">_</text:p>
      <text:p text:style-name="P1">Act 6 Act 5 Act 1</text:p>
      <text:p text:style-name="P2">_</text:p>
      <text:p text:style-name="P1">Act 6 Intermission 5</text:p>
      <text:p text:style-name="P2">_</text:p>
      <text:p text:style-name="P2">54. AV11: =07852</text:p>
      <text:p text:style-name="P2">(oH,)</text:p>
      <text:p text:style-name="P2">(gREAT,)</text:p>
      <text:p text:style-name="P2">_</text:p>
      <text:p text:style-name="P2">55. AV12; JE9: =007853</text:p>
      <text:p text:style-name="P2">(tHAT'S NOT SO IMPRESSIVE,)</text:p>
      <text:p text:style-name="P2">(i WAS CONFUSED BY WHAT YOU WERE SAYING, tOO,)</text:p>
      <text:p text:style-name="P2"><text:soft-page-break/>yOU GET TO BE LOWER THAN ME,</text:p>
      <text:p text:style-name="P2">tHAT'S THE FAIREST RULE,</text:p>
      <text:p text:style-name="P2">}:(</text:p>
      <text:p text:style-name="P2">_</text:p>
      <text:p text:style-name="P2">56. JE10: =007854</text:p>
      <text:p text:style-name="P2">oKAY,</text:p>
      <text:p text:style-name="P2">nO, tHANKS, bUT IT'S NOT COOL, IT'S DUMB,</text:p>
      <text:p text:style-name="P2">vRISKA WANTS ME TO WEAR IT THOUGH, sO i DO, sO SHE'LL BE HAPPY,</text:p>
      <text:p text:style-name="P2">dON'T ASK ME WHERE MY PANTS ARE,,,</text:p>
      <text:p text:style-name="P2">_</text:p>
      <text:p text:style-name="P2">57. JE11: =007855</text:p>
      <text:p text:style-name="P2">(vRISKA KILLED HER TOO,)</text:p>
      <text:p text:style-name="P2">(sHE USED THE OTHER GUY THERE, tRAGICALLY, aS THE DEATH WEAPON,)</text:p>
      <text:p text:style-name="P2">_</text:p>
      <text:p text:style-name="P2">58. MP1: =007856</text:p>
      <text:p text:style-name="P2">(oHHHHHH, oHH DAMN,)</text:p>
      <text:p text:style-name="P2">(hE GOT SMOKED! wOW, sO SMOKED,)</text:p>
      <text:p text:style-name="P2">(mEENAH, dID YOU CATCH THOSE SICK FIRES,)</text:p>
      <text:p text:style-name="P2">_</text:p>
      <text:p text:style-name="P2">59. AV13; JE12; MP2: =007857</text:p>
      <text:p text:style-name="P2">(bRAVERY, yEAH, rIGHT,)</text:p>
      <text:p text:style-name="P2">(i'M MOSTLY SURE SHE'S MIND CONTROLLING THEM,)</text:p>
      <text:p text:style-name="P2">eW, nO,</text:p>
      <text:p text:style-name="P2">_</text:p>
      <text:p text:style-name="P2">60. JE13; AV14; MP3: =007858</text:p>
      <text:p text:style-name="P2">jOHN JUST SAID TROLLS ARE WEIRD,</text:p>
      <text:p text:style-name="P2">hE SAID IT QUIETLY, bUT i HEARD HIM,</text:p>
      <text:p text:style-name="P2"><text:soft-page-break/>uH,,,,,</text:p>
      <text:p text:style-name="P2">_</text:p>
      <text:p text:style-name="P2">61. AV15: =007940</text:p>
      <text:p text:style-name="P2">wHAT,</text:p>
      <text:p text:style-name="P2">,,,,,</text:p>
      <text:p text:style-name="P2">wHAT RING,</text:p>
      <text:p text:style-name="P2">_</text:p>
      <text:p text:style-name="P2">62. AV16: =007941</text:p>
      <text:p text:style-name="P2">i STILL DON'T KNOW, aBOUT THIS ORANGE GUY YOU MENTION SOMETIMES,</text:p>
      <text:p text:style-name="P2">yOU TALK ABOUT ORANGE GUY, bUT, iN REALITY, hE SOUNDS PROBABLY FAKE?</text:p>
      <text:p text:style-name="P2">lIKE HOW YOU THOUGHT RUFIOH USED TO BE, uNTIL FACTS PROVED HE WASN'T,</text:p>
      <text:p text:style-name="P2">nO i DIDN'T,</text:p>
      <text:p text:style-name="P2">yES, nO,</text:p>
      <text:p text:style-name="P2">i DIDN'T THINK YOU DID,</text:p>
      <text:p text:style-name="P2">i DON'T KNOW WHERE IT IS,</text:p>
      <text:p text:style-name="P2">iT'S GONE,</text:p>
      <text:p text:style-name="P2">_</text:p>
      <text:p text:style-name="P2">63. AV17: =007942</text:p>
      <text:p text:style-name="P2">i HAD IT, tHEN jOHN HAD IT,</text:p>
      <text:p text:style-name="P2">aND i WANTED IT BACK, bUT HE WANTED IT ALSO, sO,</text:p>
      <text:p text:style-name="P2">wE ARGUED WITH OUR HANDS OVER IT, uNTIL HE VANISHED,</text:p>
      <text:p text:style-name="P2">aND i TRIED TO FIND IT ON THE GROUND, bECAUSE IT WAS PRECIOUS TO ME, fOR A WHILE,</text:p>
      <text:p text:style-name="P2">nO, i DIDN'T, i JUST HAD,</text:p>
      <text:p text:style-name="P2">sEPARATE REASONS FROM THAT, fOR WANTING IT,</text:p>
      <text:p text:style-name="P2">nO, yES,</text:p>
      <text:p text:style-name="P2"><text:soft-page-break/>i MEAN, yES, i COMPREHEND THE LITERAL MEANING OF YOUR YELLING,</text:p>
      <text:p text:style-name="P2">bUT, nO,</text:p>
      <text:p text:style-name="P2">i THINK YOUR MEAN SPIRITED ANGRINESS IS MAKING ME REMEMBER, tO WONDER WHY i KEEP WANTING TO HELP YOU AND LIKE YOU,</text:p>
      <text:p text:style-name="P2">aND i THINK IT'S MAKING ME THINK, i DON'T REALLY CARE ANYMORE ABOUT FINDING THE RING, oR FINDING THIS TREASURE,</text:p>
      <text:p text:style-name="P2">oR HELP YOU DO ARGUABLY EVIL THINGS TO GHOST FRIENDS, tO GET YOUR OBJECTIVES TO HAPPEN,</text:p>
      <text:p text:style-name="P2">i THINK, tHE BOTTOM LINE OF THAT, iS,</text:p>
      <text:p text:style-name="P2">i DON'T WANT TO BE YOUR POOPMASTER ANYMORE,</text:p>
      <text:p text:style-name="P2">sO i'M NOT GOING TO BE,</text:p>
      <text:p text:style-name="P2">_</text:p>
      <text:p text:style-name="P2">64. AV18: =007943</text:p>
      <text:p text:style-name="P2">oH, bUT i CAN,</text:p>
      <text:p text:style-name="P2">yOU FORGOT ABOUT *MYYYY* SECRET WEAPON,</text:p>
      <text:p text:style-name="P2">bEHOLD, tHE SELF ESTEEMS!!!, </text:p>
      <text:p text:style-name="P2">i'LL TAKE MY CHANCES, yOU JERK!</text:p>
      <text:p text:style-name="P2">(hahA, yeSSsSs,)</text:p>
      <text:p text:style-name="P2">_</text:p>
      <text:p text:style-name="P2">65. AV19: =007944</text:p>
      <text:p text:style-name="P2">fLY, pUPA,</text:p>
      <text:p text:style-name="P2">fLYYYYY,</text:p>
      <text:p text:style-name="P2">(heheHehE,)</text:p>
      <text:p text:style-name="P2">(ehHHehehEheH, oH yEs,)</text:p>
      <text:p text:style-name="P2">(heheHEHEHEhehEhEheh, so clEVEr,)</text:p>
      <text:p text:style-name="P2">(how i refEreNCed, whaT wEre onCE, scoRNfUl remArKS dIreCtED at me, eheHahAHa!)</text:p>
      <text:p text:style-name="P2">(hahAhehE, so sicK! sO sICk!!!!,)</text:p>
      <text:p text:style-name="P2"><text:soft-page-break/>_</text:p>
      <text:p text:style-name="P1">Act 6 Act 6</text:p>
      <text:p text:style-name="P2">_</text:p>
      <text:p text:style-name="P1">Act 6 Act 6 Intermission 1</text:p>
      <text:p text:style-name="P2">_</text:p>
      <text:p text:style-name="P1">Act 6 Act 6 Act 2</text:p>
      <text:p text:style-name="P2">_</text:p>
      <text:p text:style-name="P1">Act 6 Act 6 Intermission 2</text:p>
      <text:p text:style-name="P2">_</text:p>
      <text:p text:style-name="P1">Act 6 Act 6 Act 3</text:p>
      <text:p text:style-name="P2">_</text:p>
      <text:p text:style-name="P1">Act 6 Act 6 Intermission 3</text:p>
      <text:p text:style-name="P2">_</text:p>
      <text:p text:style-name="P1">Act 6 Act 6 Act 4</text:p>
      <text:p text:style-name="P2">_</text:p>
      <text:p text:style-name="P1">Act 6 Act 6 Intermission 4</text:p>
      <text:p text:style-name="P2">_</text:p>
      <text:p text:style-name="P1">Act 6 Act 6 Act 5</text:p>
      <text:p text:style-name="P2">_</text:p>
      <text:p text:style-name="P1">Act 6 Act 6 Intermission 5</text:p>
      <text:p text:style-name="P2">_</text:p>
      <text:p text:style-name="P2">66. VS25: =009755</text:p>
      <text:p text:style-name="P2">yES, tHAT'S ME,</text:p>
      <text:p text:style-name="P2">hI AGAIN FINALLY, uHHHH,</text:p>
      <text:p text:style-name="P2"><text:soft-page-break/>aLIVE VRISKA?</text:p>
      <text:p text:style-name="P2">tHAT SEEMS LIKE A DIFFERENT TWIST OF EVENTS, i DIDN'T EXPECT, aND DON'T UNDERSTAND, bUT,</text:p>
      <text:p text:style-name="P2">iT DOESN'T CHANGE MUCH ABOUT MY CURRENT MAJOR ACCOMPLISHMENT,</text:p>
      <text:p text:style-name="P2">iT IS INDEED,</text:p>
      <text:p text:style-name="P2">yOU CAN BELIEVE WHATEVER YOU LIKE,</text:p>
      <text:p text:style-name="P2">bELIEVING, aS ALWAYS, iS HALF THE BATTLE, wHEN IT COMES TO MAKING THINGS MARGINALLY LESS FAKE,</text:p>
      <text:p text:style-name="P2">bUT THE FACT, tHAT i PERSONALLY BUILT THIS ARMY, mYSELF, iS GOING TO BE A *FACT*,</text:p>
      <text:p text:style-name="P2">wHETHER YOU DECIDE TO BELIEVE IN IT, oR NOT!</text:p>
      <text:p text:style-name="P2">}:D</text:p>
      <text:p text:style-name="P2">sTRINGS, ?</text:p>
      <text:p text:style-name="P2">mE!</text:p>
      <text:p text:style-name="P2">wELL, nOT pRESENTLY,</text:p>
      <text:p text:style-name="P2">bUT i DID BEFORE, aND NOW HERE THEY ARE, fOLLOWING ME,</text:p>
      <text:p text:style-name="P2">vRISKA, tRUST ME,</text:p>
      <text:p text:style-name="P2">tHERE IS NO COMMUNION INVOLVED, oR, eSCAPADES OF THE MIND,</text:p>
      <text:p text:style-name="P2">oNLY ESCAPADES OF THE HEART!</text:p>
      <text:p text:style-name="P2">wHAT i MEAN IS,</text:p>
      <text:p text:style-name="P2">i *CONVINCED* THEM ALL TO JOIN ME, vRISKA,</text:p>
      <text:p text:style-name="P2">uSING WORDS,</text:p>
      <text:p text:style-name="P2">aND SMILES,</text:p>
      <text:p text:style-name="P2">aND FRIENDSHIP, }:D</text:p>
      <text:p text:style-name="P2">nO?</text:p>
      <text:p text:style-name="P2">bUT,</text:p>
      <text:p text:style-name="P2">hAVE YOU CONSIDERED,</text:p>
      <text:p text:style-name="P2">yES???</text:p>
      <text:p text:style-name="P2"><text:soft-page-break/>uHH,</text:p>
      <text:p text:style-name="P2">mAYBE?</text:p>
      <text:p text:style-name="P2">_</text:p>
      <text:p text:style-name="P2">67. VS26: =009756</text:p>
      <text:p text:style-name="P2">}:D!!!</text:p>
      <text:p text:style-name="P2">aLRIGHT, bUT,</text:p>
      <text:p text:style-name="P2">oH, bUT MAYBE MORE LIKE,</text:p>
      <text:p text:style-name="P2">yES,,,</text:p>
      <text:p text:style-name="P2">yES, yES, yES, yES, yES!!!</text:p>
      <text:p text:style-name="P2">_</text:p>
      <text:p text:style-name="P2">68. VS27; MP4: =009757</text:p>
      <text:p text:style-name="P2">aWWWWWWWWW, yEAH!, bITCHEZ!</text:p>
      <text:p text:style-name="P2">oR FAILING THAT, sOMETHING LESS DISCOURTEOUS TO WOMEN, tO CALL YOU BOTH!</text:p>
      <text:p text:style-name="P2">i BET YOU NEVER SAW IT COMING, fROM YOUR ONCE DEAR AND LOYAL SWABBY,</text:p>
      <text:p text:style-name="P2">tHAT YOUR POOPMASTER WOULD COME THROUGH! tHAT HE TOO, wOULD ENJOY, a SUCCESSFUL AND GRATIFYING ARC OF PERSONAL DEVELOPMENT!</text:p>
      <text:p text:style-name="P2">oOOOOH, iT FEELS SO GOOD, tO DO A CONCLUSIVE THING, tHAT ABSOLUTELY AND BEYOND ALL QUESTION, rETROACTIVELY VINDICATES ME AS A PERSON AND ERASES ALL OF MY FLAWS!!!</text:p>
      <text:p text:style-name="P2">hOW'S THAT *FEEEEL*, yOU CHARISMATIC AND CUNNING UNPLEASANT LADY??</text:p>
      <text:p text:style-name="P2">yOU LIKE THAT, yOU WINNER?</text:p>
      <text:p text:style-name="P2">dO YOU LIKE, hOW FIGURATIVELY SPEAKING i JUST SIPHONED THE URINE, oUT OF THE IDEA THAT YOU'RE ALL THAT, aND i'M ALL SHAT! eHEHEHE,</text:p>
      <text:p text:style-name="P6"><text:span text:style-name="T1">dO YOU LIKE GETTING </text:span><text:span text:style-name="T2">OWNED???</text:span></text:p>
      <text:p text:style-name="P6"><text:span text:style-name="T1">bECAUSE THAT'S MAYBE WHAT YOU'RE CURRENTLY GETTING NOW! </text:span><text:span text:style-name="T3">OWWWWWNED,,,,,!</text:span></text:p>
      <text:p text:style-name="P2">sO, mIGHT i INVITE YOU, tO SUCK IT!</text:p>
      <text:p text:style-name="P2"><text:soft-page-break/>_</text:p>
      <text:p text:style-name="P2">69. VS28; MP5: =009758</text:p>
      <text:p text:style-name="P3">SUUUUUCK,,,,,,,,,,,,,,,,,,</text:p>
      <text:p text:style-name="P2">_</text:p>
      <text:p text:style-name="P2">70. VS29; MP6: =009759</text:p>
      <text:p text:style-name="P4">IIIIIIIIIIIIIIIIIIIIIIIIIIIIIIIIT!</text:p>
      <text:p text:style-name="P2">_</text:p>
      <text:p text:style-name="P2">71. VS30: =009764</text:p>
      <text:p text:style-name="P2">yES, iT'S A DEAL,</text:p>
      <text:p text:style-name="P2">_</text:p>
      <text:p text:style-name="P2">72. VS31; MP7: =009765</text:p>
      <text:p text:style-name="P2">yES EXACTLY, }:)</text:p>
      <text:p text:style-name="P2">yES?</text:p>
      <text:p text:style-name="P2">wHAT,</text:p>
      <text:p text:style-name="P2">wHOA,</text:p>
      <text:p text:style-name="P2">nO,</text:p>
      <text:p text:style-name="P2">oH NO, lET'S NOT,</text:p>
      <text:p text:style-name="P2">dO THAT?</text:p>
      <text:p text:style-name="P2">fIN?</text:p>
      <text:p text:style-name="P2">bUT,</text:p>
      <text:p text:style-name="P2">i THINK IT'S A GOOD IDEA, tHAT YOU LEAD THE ARMY!</text:p>
      <text:p text:style-name="P2">i DON'T, eVEN? cONTEST THAT AT ALL?</text:p>
      <text:p text:style-name="P2">i'LL JUST LET EVERYONE KNOW YOU'RE THE NEW LEADER, oKAY?</text:p>
      <text:p text:style-name="P2">uHHH,</text:p>
      <text:p text:style-name="P2">nO, i BELIEVE YOU!</text:p>
      <text:p text:style-name="P2">i THINK YOU ARE PROBABLY VERY WEALTHY?</text:p>
      <text:p text:style-name="P2">bUT,</text:p>
      <text:p text:style-name="P2"><text:soft-page-break/>i DON'T WANT GOLD!</text:p>
      <text:p text:style-name="P2">fIRSTLY, i REALLY DOUBT IT EVEN HAS MUCH INTRINSIC VALUE, iN THIS CONTEXT,</text:p>
      <text:p text:style-name="P2">bECAUSE WE AREN'T EVEN,,, oN A PLANET, wHEREBY SUCH ORES ARE SCARCE, wE ARE JUST IN AN ABSTRACT FIELD, oF FLEETING ILLUSIONS, aND,</text:p>
      <text:p text:style-name="P2">tHERE'S SURELY NO MARKET OF EXCHANGE ANYWHERE HERE, tHAT WOULD HELP DICTATE THE FLUCTUATING PRICE, oF SUCH A COMMODITY,</text:p>
      <text:p text:style-name="P2">oR EVEN ANY MONETARY BASIS OF COMPARISON FOR THAT PRICE, iF IT ACTUALLY EXISTED,</text:p>
      <text:p text:style-name="P2">iT DOESN'T HAVE TO BE AN ARGUMENT, aBOUT GOLD OR ECONOMIES, oR ANYTHING ELSE!</text:p>
      <text:p text:style-name="P2">i SAID IT'S A GOOD IDEA THAT YOU LEAD US! i LIKE THE IDEA!!</text:p>
      <text:p text:style-name="P2">i FULLY RECOGNIZE, tHROUGH THE CUSTOMARY TRADITIONS OF NORMAL CULTURE, tHAT YOU ARE THE ONE WHO IS MOST FIT TO RULE,</text:p>
      <text:p text:style-name="P2">aND WHILE i MAY EXCEL AT FRIENDSHIP TEMPORARILY, i DON'T HAVE THE LEADERSHIP THINGS OF BEING HARSH AND BOSSY,</text:p>
      <text:p text:style-name="P2">bUT THOSE ARE LEADERSHIP THINGS YOU HAVE, pROBABLY, bECAUSE OF YOUR BLOOD?</text:p>
      <text:p text:style-name="P2">sO STARTING NOW, i COMPLETELY DEFER AND PROSTRATE TO,,,,,,</text:p>
      <text:p text:style-name="P2">mY NEW EMPRESS! };D</text:p>
      <text:p text:style-name="P2">_</text:p>
      <text:p text:style-name="P2">73. MP8: =009766</text:p>
      <text:p text:style-name="P2">yOUR MAJESTY!</text:p>
      <text:p text:style-name="P2">i EXIST ONLY TO DO YOUR BIDDING,</text:p>
      <text:p text:style-name="P2">sUDDENLY,</text:p>
      <text:p text:style-name="P2">oF COURSE, yOUR HIGHNESS,</text:p>
      <text:p text:style-name="P2">_</text:p>
      <text:p text:style-name="P2">74. MP9: =009768</text:p>
      <text:p text:style-name="P2">wOW!!!!!!!!!!</text:p>
      <text:p text:style-name="P2"><text:soft-page-break/>yES, mY LIEGE,</text:p>
      <text:p text:style-name="P2">_</text:p>
      <text:p text:style-name="P2">7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mily-generic="swiss"/>
    <style:font-face style:name="Lucida Sans1" svg:font-family="'Lucida Sans'" style:font-family-generic="swiss"/>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Courier New" fo:font-size="12pt" fo:language="en" fo:country="US" style:font-name-asian="Courier New" style:font-size-asian="12pt" style:language-asian="en" style:country-asian="US" style:font-name-complex="Courier New"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4" meta:object-count="0" meta:page-count="53" meta:paragraph-count="1307" meta:word-count="7344" meta:character-count="37901"/>
    <meta:generator>OpenOffice/4.1.2$Win32 OpenOffice.org_project/412m3$Build-9782</meta:generator>
  </office:meta>
</office:document-meta>
</file>